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4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6" style:family="paragraph" style:parent-style-name="Footnote">
      <style:text-properties style:font-name="Liberation Sans" officeooo:rsid="043ccc66" officeooo:paragraph-rsid="0e849f1d"/>
    </style:style>
    <style:style style:name="P27" style:family="paragraph" style:parent-style-name="Footnote">
      <style:text-properties style:font-name="Liberation Sans" officeooo:paragraph-rsid="04473353"/>
    </style:style>
    <style:style style:name="P28" style:family="paragraph" style:parent-style-name="Footnote">
      <style:text-properties style:font-name="Liberation Sans" officeooo:paragraph-rsid="0f14d676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4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191a6e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51" style:family="paragraph" style:parent-style-name="Standard">
      <style:text-properties officeooo:paragraph-rsid="0c8b5238"/>
    </style:style>
    <style:style style:name="P52" style:family="paragraph" style:parent-style-name="Standard">
      <style:text-properties officeooo:paragraph-rsid="0b0ddd8e"/>
    </style:style>
    <style:style style:name="P53" style:family="paragraph" style:parent-style-name="Standard">
      <style:text-properties officeooo:paragraph-rsid="0ca56a54"/>
    </style:style>
    <style:style style:name="P54" style:family="paragraph" style:parent-style-name="Standard">
      <style:text-properties officeooo:paragraph-rsid="04f68805"/>
    </style:style>
    <style:style style:name="P55" style:family="paragraph" style:parent-style-name="Standard">
      <style:text-properties officeooo:paragraph-rsid="0bad8f69"/>
    </style:style>
    <style:style style:name="P56" style:family="paragraph" style:parent-style-name="Standard">
      <style:text-properties officeooo:paragraph-rsid="0a0f7b62"/>
    </style:style>
    <style:style style:name="P57" style:family="paragraph" style:parent-style-name="Standard">
      <style:text-properties officeooo:paragraph-rsid="0cb27039"/>
    </style:style>
    <style:style style:name="P58" style:family="paragraph" style:parent-style-name="Standard">
      <style:text-properties officeooo:paragraph-rsid="0cc50ec9"/>
    </style:style>
    <style:style style:name="P59" style:family="paragraph" style:parent-style-name="Standard">
      <style:text-properties officeooo:paragraph-rsid="0cc5fe5b"/>
    </style:style>
    <style:style style:name="P60" style:family="paragraph" style:parent-style-name="Standard">
      <style:text-properties officeooo:paragraph-rsid="0ce3fa52"/>
    </style:style>
    <style:style style:name="P61" style:family="paragraph" style:parent-style-name="Standard">
      <style:text-properties officeooo:paragraph-rsid="0d09f881"/>
    </style:style>
    <style:style style:name="P62" style:family="paragraph" style:parent-style-name="Standard">
      <style:text-properties officeooo:paragraph-rsid="0d1ec96e"/>
    </style:style>
    <style:style style:name="P63" style:family="paragraph" style:parent-style-name="Standard">
      <style:text-properties officeooo:paragraph-rsid="0d5d07c4"/>
    </style:style>
    <style:style style:name="P64" style:family="paragraph" style:parent-style-name="Standard">
      <style:text-properties officeooo:paragraph-rsid="0d8c21b9"/>
    </style:style>
    <style:style style:name="P65" style:family="paragraph" style:parent-style-name="Standard">
      <style:text-properties officeooo:paragraph-rsid="0d72706e"/>
    </style:style>
    <style:style style:name="P66" style:family="paragraph" style:parent-style-name="Standard">
      <style:text-properties officeooo:paragraph-rsid="0dbec325"/>
    </style:style>
    <style:style style:name="P67" style:family="paragraph" style:parent-style-name="Standard">
      <style:text-properties officeooo:paragraph-rsid="0de414b5"/>
    </style:style>
    <style:style style:name="P68" style:family="paragraph" style:parent-style-name="Standard">
      <style:text-properties officeooo:paragraph-rsid="0dedec60"/>
    </style:style>
    <style:style style:name="P69" style:family="paragraph" style:parent-style-name="Standard">
      <style:text-properties officeooo:paragraph-rsid="0e03342d"/>
    </style:style>
    <style:style style:name="P70" style:family="paragraph" style:parent-style-name="Standard">
      <style:text-properties officeooo:paragraph-rsid="0e0463fc"/>
    </style:style>
    <style:style style:name="P71" style:family="paragraph" style:parent-style-name="Standard">
      <style:text-properties officeooo:paragraph-rsid="0e051aee"/>
    </style:style>
    <style:style style:name="P72" style:family="paragraph" style:parent-style-name="Standard">
      <style:text-properties officeooo:paragraph-rsid="0e0bda5c"/>
    </style:style>
    <style:style style:name="P73" style:family="paragraph" style:parent-style-name="Standard">
      <style:text-properties officeooo:paragraph-rsid="0e2a40f4"/>
    </style:style>
    <style:style style:name="P74" style:family="paragraph" style:parent-style-name="Standard">
      <style:text-properties officeooo:paragraph-rsid="0e38fc62"/>
    </style:style>
    <style:style style:name="P75" style:family="paragraph" style:parent-style-name="Standard">
      <style:text-properties officeooo:paragraph-rsid="0e61c509"/>
    </style:style>
    <style:style style:name="P76" style:family="paragraph" style:parent-style-name="Standard">
      <style:text-properties officeooo:paragraph-rsid="0e66c33c"/>
    </style:style>
    <style:style style:name="P77" style:family="paragraph" style:parent-style-name="Standard">
      <style:text-properties officeooo:paragraph-rsid="0e671814"/>
    </style:style>
    <style:style style:name="P78" style:family="paragraph" style:parent-style-name="Standard">
      <style:text-properties officeooo:paragraph-rsid="0e82f1b0"/>
    </style:style>
    <style:style style:name="P79" style:family="paragraph" style:parent-style-name="Standard">
      <style:text-properties officeooo:paragraph-rsid="0e8aa5aa"/>
    </style:style>
    <style:style style:name="P80" style:family="paragraph" style:parent-style-name="Standard">
      <style:text-properties officeooo:rsid="0e8aa5aa" officeooo:paragraph-rsid="0e8aa5aa"/>
    </style:style>
    <style:style style:name="P81" style:family="paragraph" style:parent-style-name="Standard">
      <style:text-properties officeooo:paragraph-rsid="0eb9c424"/>
    </style:style>
    <style:style style:name="P82" style:family="paragraph" style:parent-style-name="Footnote">
      <style:text-properties officeooo:rsid="043ccc66" officeooo:paragraph-rsid="0e849f1d"/>
    </style:style>
    <style:style style:name="P83" style:family="paragraph" style:parent-style-name="Footnote">
      <style:text-properties officeooo:rsid="043ccc66" officeooo:paragraph-rsid="0ec8cada"/>
    </style:style>
    <style:style style:name="P84" style:family="paragraph" style:parent-style-name="Footnote">
      <style:text-properties officeooo:paragraph-rsid="0e927a73"/>
    </style:style>
    <style:style style:name="P8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8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87" style:family="paragraph" style:parent-style-name="Standard">
      <style:text-properties officeooo:paragraph-rsid="0ec22dd8"/>
    </style:style>
    <style:style style:name="P88" style:family="paragraph" style:parent-style-name="Standard">
      <style:text-properties officeooo:paragraph-rsid="0ecb810d"/>
    </style:style>
    <style:style style:name="P89" style:family="paragraph" style:parent-style-name="Standard">
      <style:text-properties officeooo:paragraph-rsid="0ecd4bf5"/>
    </style:style>
    <style:style style:name="P90" style:family="paragraph" style:parent-style-name="Footnote">
      <style:text-properties officeooo:paragraph-rsid="0ef8320a"/>
    </style:style>
    <style:style style:name="P91" style:family="paragraph" style:parent-style-name="Footnote">
      <style:text-properties officeooo:paragraph-rsid="0f025efd"/>
    </style:style>
    <style:style style:name="P92" style:family="paragraph" style:parent-style-name="Footnote">
      <style:text-properties officeooo:paragraph-rsid="0f051f9f"/>
    </style:style>
    <style:style style:name="P93" style:family="paragraph" style:parent-style-name="Standard">
      <style:text-properties officeooo:paragraph-rsid="0f0649dd"/>
    </style:style>
    <style:style style:name="P94" style:family="paragraph" style:parent-style-name="Standard">
      <style:text-properties officeooo:paragraph-rsid="0f075cbc"/>
    </style:style>
    <style:style style:name="P95" style:family="paragraph" style:parent-style-name="Footnote">
      <style:text-properties officeooo:paragraph-rsid="0f12f362"/>
    </style:style>
    <style:style style:name="P96" style:family="paragraph" style:parent-style-name="Footnote">
      <style:text-properties officeooo:paragraph-rsid="0f140c00"/>
    </style:style>
    <style:style style:name="P97" style:family="paragraph" style:parent-style-name="Standard" style:master-page-name="Standard">
      <style:paragraph-properties style:page-number="auto"/>
      <style:text-properties style:font-name="Liberation Sans" fo:font-size="12pt" officeooo:paragraph-rsid="0f14d676" style:font-size-asian="12pt" style:font-size-complex="12pt"/>
    </style:style>
    <style:style style:name="P9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8" style:family="text">
      <style:text-properties style:font-name="Liberation Sans" officeooo:rsid="047fb57c"/>
    </style:style>
    <style:style style:name="T19" style:family="text">
      <style:text-properties style:font-name="Liberation Sans" officeooo:rsid="047da547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fo:font-size="10pt" officeooo:rsid="0db4d737" style:font-size-asian="10pt" style:font-size-complex="10pt"/>
    </style:style>
    <style:style style:name="T22" style:family="text">
      <style:text-properties style:font-name="Liberation Sans" fo:font-size="10pt" officeooo:rsid="0db5d4ba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officeooo:rsid="02f99a6c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80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81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182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18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84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85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7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53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4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5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6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7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8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59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60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2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3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5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6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9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0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1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2" style:family="text">
      <style:text-properties fo:color="#000000" loext:opacity="100%" fo:language="nl" fo:country="NL" fo:font-weight="normal" officeooo:rsid="0f18abf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3" style:family="text">
      <style:text-properties fo:color="#000000" loext:opacity="100%" fo:language="nl" fo:country="NL" fo:font-weight="normal" officeooo:rsid="0bf07818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74" style:family="text">
      <style:text-properties fo:color="#000000" loext:opacity="100%" fo:language="nl" fo:country="NL" fo:font-weight="normal" officeooo:rsid="0dd075d2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7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7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77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78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7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7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9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5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4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5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6" style:family="text">
      <style:text-properties fo:color="#000000" loext:opacity="100%" style:font-name="Liberation Sans" fo:font-size="12pt" style:font-size-asian="12pt" style:font-size-complex="12pt"/>
    </style:style>
    <style:style style:name="T30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08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09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10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1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2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3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4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5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6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7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8" style:family="text">
      <style:text-properties fo:color="#000000" loext:opacity="100%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9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use-window-font-color="true" loext:opacity="0%" style:font-name="Liberation Sans" officeooo:rsid="047da547"/>
    </style:style>
    <style:style style:name="T32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27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2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2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3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8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3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4" style:family="text">
      <style:text-properties style:use-window-font-color="true" loext:opacity="0%" style:font-name="Liberation Sans" fo:font-size="12pt" style:font-size-asian="12pt" style:font-size-complex="12pt"/>
    </style:style>
    <style:style style:name="T345" style:family="text">
      <style:text-properties officeooo:rsid="04473353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officeooo:rsid="0e59b6fb" style:font-weight-asian="bold" style:font-weight-complex="bold"/>
    </style:style>
    <style:style style:name="T348" style:family="text">
      <style:text-properties officeooo:rsid="0aace3cd"/>
    </style:style>
    <style:style style:name="T349" style:family="text">
      <style:text-properties fo:font-size="10pt" style:font-size-asian="10pt" style:font-size-complex="10pt"/>
    </style:style>
    <style:style style:name="T350" style:family="text">
      <style:text-properties officeooo:rsid="0394a435"/>
    </style:style>
    <style:style style:name="T35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5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4" style:family="text">
      <style:text-properties officeooo:rsid="0cf7e116"/>
    </style:style>
    <style:style style:name="T355" style:family="text">
      <style:text-properties officeooo:rsid="0b952edb"/>
    </style:style>
    <style:style style:name="T356" style:family="text">
      <style:text-properties loext:padding="0.049cm" loext:border="0.31pt solid #000000"/>
    </style:style>
    <style:style style:name="T357" style:family="text">
      <style:text-properties officeooo:rsid="0ec3cb48"/>
    </style:style>
    <style:style style:name="T358" style:family="text">
      <style:text-properties officeooo:rsid="0ec42890"/>
    </style:style>
    <style:style style:name="T359" style:family="text">
      <style:text-properties officeooo:rsid="0ec6fcb2"/>
    </style:style>
    <style:style style:name="T360" style:family="text">
      <style:text-properties officeooo:rsid="0eef9ccc"/>
    </style:style>
    <style:style style:name="T361" style:family="text">
      <style:text-properties officeooo:rsid="0e5e443a"/>
    </style:style>
    <style:style style:name="T362" style:family="text">
      <style:text-properties officeooo:rsid="0efc0412"/>
    </style:style>
    <style:style style:name="T363" style:family="text">
      <style:text-properties officeooo:rsid="0f064ef4"/>
    </style:style>
    <style:style style:name="T364" style:family="text">
      <style:text-properties officeooo:rsid="0e80285f"/>
    </style:style>
    <style:style style:name="T365" style:family="text">
      <style:text-properties officeooo:rsid="0e838e2a"/>
    </style:style>
    <style:style style:name="T366" style:family="text">
      <style:text-properties officeooo:rsid="0e83c34e"/>
    </style:style>
    <style:style style:name="T367" style:family="text">
      <style:text-properties officeooo:rsid="0f1609ab"/>
    </style:style>
    <style:style style:name="T368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9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0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1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2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3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4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75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6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77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8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79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80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1" style:family="text">
      <style:text-properties fo:color="#808080" loext:opacity="100%" style:font-name="Liberation Sans" fo:font-size="12pt" style:font-size-asian="12pt" style:font-size-complex="12pt"/>
    </style:style>
    <style:style style:name="T382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3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9" form:id="control9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3" form:id="control13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7"><text:span text:style-name="T261">C</text:span><text:span text:style-name="T260">hecklist voor </text:span><text:span text:style-name="T262">de installatie</text:span><text:span text:style-name="T260"> van </text:span><text:reference-mark-start text:name="Distributie"/><text:span text:style-name="T263">Debian</text:span><text:reference-mark-end text:name="Distributie"/><text:span text:style-name="T264"> </text:span><text:span text:style-name="T265">GNU/Linux </text:span><text:reference-mark-start text:name="Versie"/><text:span text:style-name="T263">1</text:span><text:span text:style-name="T266">1</text:span><text:reference-mark-end text:name="Versie"/><text:span text:style-name="Strong_20_Emphasis"><text:span text:style-name="T302"> </text:span></text:span><text:span text:style-name="Strong_20_Emphasis"><text:span text:style-name="T303">LTS</text:span></text:span><text:span text:style-name="T267"><text:note text:id="ftn1" text:note-class="footnote"><text:note-citation>1</text:note-citation><text:note-body><text:p text:style-name="P28"><text:span text:style-name="T350">Deze versie </text:span><text:span text:style-name="T350"><text:reference-ref text:reference-format="text" text:ref-name="Versie">11</text:reference-ref></text:span><text:span text:style-name="T367"><text:s/></text:span><text:span text:style-name="T310">is een zogenaamde LTS-versie (</text:span><text:span text:style-name="T311">LTS=</text:span><text:span text:style-name="T310">Long-Term Support, langetermijnondersteuning).<text:line-break/></text:span><text:span text:style-name="T312">Deze</text:span><text:span text:style-name="T310"> LTS-versie versch</text:span><text:span text:style-name="T312">een </text:span><text:span text:style-name="T313">in </text:span><text:span text:style-name="T314">augustus</text:span><text:span text:style-name="T310"> 20</text:span><text:span text:style-name="T314">2</text:span><text:span text:style-name="T312">1</text:span><text:span text:style-name="T310"> en wordt </text:span><text:span text:style-name="T318">standaard </text:span><text:span text:style-name="T310">vanaf vrijgave </text:span><text:span text:style-name="T313">vijf</text:span><text:span text:style-name="T310"> jaar ondersteund</text:span><text:span text:style-name="T315"> </text:span><text:span text:style-name="T310">(</text:span><text:span text:style-name="T316">updates </text:span><text:span text:style-name="T310">tot </text:span><text:span text:style-name="T314">augustus</text:span><text:span text:style-name="T312"> </text:span><text:span text:style-name="T310">202</text:span><text:span text:style-name="T314">6</text:span><text:span text:style-name="T315">)</text:span><text:span text:style-name="T317">.</text:span></text:p></text:note-body></text:note></text:span><text:span text:style-name="T268"> </text:span><text:span text:style-name="T271">(</text:span><text:span text:style-name="T273">B</text:span><text:span text:style-name="T274">ullseye</text:span><text:span text:style-name="T271">) </text:span><text:reference-mark-start text:name="Editie"/><text:span text:style-name="T272">D</text:span><text:span text:style-name="T269">esktop</text:span><text:reference-mark-end text:name="Editie"/><text:span text:style-name="T270">.</text:span></text:p>
      <text:p text:style-name="P4"/>
      <text:p text:style-name="Standard"><text:span text:style-name="T36">Kijk op</text:span><text:span text:style-name="T294"> </text:span><text:a xlink:type="simple" xlink:href="https://karelzimmer.nl/" text:style-name="Internet_20_link" text:visited-style-name="Visited_20_Internet_20_Link"><text:span text:style-name="T9">karelzimmer.nl</text:span></text:a><text:span text:style-name="T294"> </text:span><text:span text:style-name="T320">voor</text:span><text:span text:style-name="T321"> </text:span><text:span text:style-name="T322">deze en andere </text:span><text:span text:style-name="T37">checklists, scripts, </text:span><text:span text:style-name="T38">en informatie</text:span><text:span text:style-name="T37">.</text:span></text:p>
      <text:p text:style-name="P4"/>
      <text:p text:style-name="P4"><text:span text:style-name="T28">D</text:span><text:span text:style-name="T27">it is een invulbare PD</text:span><text:span text:style-name="T29">F</text:span><text:span text:style-name="T27"> met tekst- en keuzevakken; </text:span><text:span text:style-name="T30">a</text:span><text:span text:style-name="T27">fdrukken is niet noodzakelijk.</text:span></text:p>
      <text:p text:style-name="P37"/>
      <text:p text:style-name="P36"><text:span text:style-name="T1">V</text:span><text:span text:style-name="T18">ul de waarden in het tekstvak achter de </text:span><text:span text:style-name="Definition"><text:span text:style-name="T8">schuingedrukte</text:span></text:span><text:span text:style-name="T1"> </text:span><text:span text:style-name="T19">woorden </text:span><text:span text:style-name="T323">(zie toelichting)</text:span><text:span text:style-name="T19">:</text:span></text:p>
      <text:p text:style-name="P31"><text:span text:style-name="Definition"><text:span text:style-name="T325">g</text:span></text:span><text:span text:style-name="Definition"><text:span text:style-name="T324">ebruiker</text:span></text:span><text:span text:style-name="Definition"><text:span text:style-name="T328"><text:tab/><text:tab/></text:span></text:span><text:span text:style-name="Definition"><text:span text:style-name="T344"> <text:tab/><text:tab/></text:span></text:span><text:span text:style-name="T329"><draw:control text:anchor-type="as-char" svg:y="-0.429cm" draw:z-index="9" draw:name="Gebruiker" draw:style-name="gr2" draw:text-style-name="P103" svg:width="6.061cm" svg:height="0.6cm" draw:control="control10"><svg:title>Gebruiker</svg:title><svg:desc>Volledige naam, bijv. Jan Stek</svg:desc></draw:control></text:span><text:span text:style-name="T329"><text:tab/></text:span><text:span text:style-name="T330">(</text:span><text:span text:style-name="T326">volledige naam, bijv. </text:span><text:span text:style-name="T342">J</text:span><text:span text:style-name="T343">a</text:span><text:span text:style-name="T342">n </text:span><text:span text:style-name="T343">Jansen</text:span><text:span text:style-name="T327">)</text:span></text:p>
      <text:p text:style-name="Standard"><text:span text:style-name="Definition"><text:span text:style-name="T325">g</text:span></text:span><text:span text:style-name="Definition"><text:span text:style-name="T324">ebruikersnaam<text:tab/></text:span></text:span><text:span text:style-name="Definition"><text:span text:style-name="T324"><draw:control text:anchor-type="as-char" svg:y="-0.429cm" draw:z-index="10" draw:name="Gberuikersnaam" draw:style-name="gr2" draw:text-style-name="P103" svg:width="6.061cm" svg:height="0.6cm" draw:control="control11"><svg:title>Gebruikersnaam</svg:title><svg:desc>Korte naam, bijv. jan</svg:desc></draw:control></text:span></text:span><text:span text:style-name="Definition"><text:span text:style-name="T324"><text:tab/></text:span></text:span><text:span text:style-name="T10">(korte naam, bijv. </text:span><text:span text:style-name="T292">j</text:span><text:span text:style-name="T293">a</text:span><text:span text:style-name="T292">n</text:span><text:span text:style-name="T10">)</text:span></text:p>
      <text:p text:style-name="P30"><text:span text:style-name="Definition"><text:span text:style-name="T332">c</text:span></text:span><text:span text:style-name="Definition"><text:span text:style-name="T331">omputernaam<text:tab/><text:tab/></text:span></text:span><text:span text:style-name="Definition"><text:span text:style-name="T329"><draw:control text:anchor-type="as-char" svg:y="-0.429cm" draw:z-index="11" draw:name="Computernaam" draw:style-name="gr2" draw:text-style-name="P103" svg:width="6.061cm" svg:height="0.6cm" draw:control="control12"><svg:title>Computernaam</svg:title><svg:desc>Unieke naam van de computer</svg:desc></draw:control></text:span></text:span><text:span text:style-name="Definition"><text:span text:style-name="T329"><text:tab/></text:span></text:span><text:span text:style-name="Definition"><text:span text:style-name="T335">(</text:span></text:span><text:span text:style-name="Definition"><text:span text:style-name="T336">naam van de compute</text:span></text:span><text:span text:style-name="Definition"><text:span text:style-name="T337">r, </text:span></text:span><text:span text:style-name="Definition"><text:span text:style-name="T338">bijv. p</text:span></text:span><text:span text:style-name="Definition"><text:span text:style-name="T339">c02</text:span></text:span><text:span text:style-name="Definition"><text:span text:style-name="T335">)</text:span></text:span></text:p>
      <text:p text:style-name="P30"><text:span text:style-name="Definition"><text:span text:style-name="T325">o</text:span></text:span><text:span text:style-name="Definition"><text:span text:style-name="T324">pstartmenu</text:span></text:span><text:span text:style-name="Definition"><text:span text:style-name="T329"><text:tab/><text:tab/><text:tab/></text:span></text:span><text:span text:style-name="Definition"><text:span text:style-name="T329"><draw:control text:anchor-type="as-char" svg:y="-0.429cm" draw:z-index="12" draw:name="Opstartmenu" draw:style-name="gr2" draw:text-style-name="P103" svg:width="6.061cm" svg:height="0.6cm" draw:control="control13"><svg:title>Opstartmenu</svg:title><svg:desc>Toets voor het opstartmenu ("bootmenu")</svg:desc></draw:control></text:span></text:span><text:span text:style-name="Definition"><text:span text:style-name="T329"><text:tab/></text:span></text:span><text:span text:style-name="Definition"><text:span text:style-name="T335">(</text:span></text:span><text:span text:style-name="Definition"><text:span text:style-name="T336">to</text:span></text:span><text:span text:style-name="Definition"><text:span text:style-name="T340">ets voor het opstartmedium</text:span></text:span><text:span text:style-name="Definition"><text:span text:style-name="T341">)</text:span></text:span></text:p>
      <text:p text:style-name="P30"><text:span text:style-name="Definition"><text:span text:style-name="T333">i</text:span></text:span><text:span text:style-name="Definition"><text:span text:style-name="T334">nstellingen</text:span></text:span><text:span text:style-name="T335"><text:tab/> <text:tab/><text:tab/></text:span><text:span text:style-name="T335"><draw:control text:anchor-type="as-char" svg:y="-0.429cm" draw:z-index="8" draw:name="Instellingen" draw:style-name="gr2" draw:text-style-name="P103" svg:width="6.061cm" svg:height="0.6cm" draw:control="control9"><svg:title>Instellingen</svg:title><svg:desc>Toets voor het BIOS/UEFI-scherm ("setup")</svg:desc></draw:control></text:span><text:span text:style-name="T335"><text:tab/>(</text:span><text:span text:style-name="T336">toets voor het BIOS/UEFI-scherm</text:span><text:span text:style-name="T335">)</text:span></text:p>
      <text:p text:style-name="P33"><text:span text:style-name="Definition"><text:span text:style-name="T369">g</text:span></text:span><text:span text:style-name="Definition"><text:span text:style-name="T368">ebruiker</text:span></text:span><text:span text:style-name="Definition"><text:span text:style-name="T370">2</text:span></text:span><text:span text:style-name="Definition"><text:span text:style-name="T371"><text:tab/></text:span></text:span><text:span text:style-name="Definition"><text:span text:style-name="T381"> <text:tab/><text:tab/></text:span></text:span><text:span text:style-name="T372"><draw:control text:anchor-type="as-char" svg:y="-0.429cm" draw:z-index="20" draw:name="Gebruiker 1" draw:style-name="gr2" draw:text-style-name="P103" svg:width="6.061cm" svg:height="0.6cm" draw:control="control21"><svg:title>Gebruiker</svg:title><svg:desc>Volledige naam, bijv. Jan Stek</svg:desc></draw:control></text:span><text:span text:style-name="T372"><text:tab/></text:span><text:span text:style-name="T373">(</text:span><text:span text:style-name="T374">volledige naam </text:span><text:span text:style-name="T375">evt. 2</text:span><text:span text:style-name="T382">e</text:span><text:span text:style-name="T375"> gebruiker</text:span><text:span text:style-name="T376">)</text:span></text:p>
      <text:p text:style-name="P89"><text:span text:style-name="Definition"><text:span text:style-name="T369">g</text:span></text:span><text:span text:style-name="Definition"><text:span text:style-name="T368">ebruikersnaam</text:span></text:span><text:span text:style-name="Definition"><text:span text:style-name="T370">2</text:span></text:span><text:span text:style-name="Definition"><text:span text:style-name="T377"><text:tab/></text:span></text:span><text:span text:style-name="Definition"><text:span text:style-name="T377"><draw:control text:anchor-type="as-char" svg:y="-0.429cm" draw:z-index="21" draw:name="Gberuikersnaam 1" draw:style-name="gr2" draw:text-style-name="P103" svg:width="6.061cm" svg:height="0.6cm" draw:control="control22"><svg:title>Gebruikersnaam</svg:title><svg:desc>Korte naam, bijv. jan</svg:desc></draw:control></text:span></text:span><text:span text:style-name="Definition"><text:span text:style-name="T377"><text:tab/></text:span></text:span><text:span text:style-name="T378">(korte naam</text:span><text:span text:style-name="T379"> </text:span><text:span text:style-name="T380">evt. 2</text:span><text:span text:style-name="T383">e</text:span><text:span text:style-name="T380"> gebruiker</text:span><text:span text:style-name="T378">)</text:span></text:p>
      <text:p text:style-name="P33"><text:span text:style-name="T280">Vervang </text:span><text:span text:style-name="Definition"><text:span text:style-name="T12">schuingedrukte</text:span></text:span><text:span text:style-name="T280"> </text:span><text:span text:style-name="T281">woorden </text:span><text:span text:style-name="T280">in deze checklist door </text:span><text:span text:style-name="T281">boven</text:span><text:span text:style-name="T280">staande waarden.</text:span></text:p>
      <text:p text:style-name="P38"/>
      <text:p text:style-name="P32"><text:span text:style-name="Strong_20_Emphasis"><text:span text:style-name="T288"/></text:span></text:p>
      <text:p text:style-name="P34"><text:span text:style-name="T290">Nog niet op Linux?</text:span><text:span text:style-name="T282"><text:tab/></text:span><text:span text:style-name="T285"><text:tab/></text:span><text:span text:style-name="T286">G</text:span><text:span text:style-name="T279">ebruik </text:span><text:span text:style-name="Strong_20_Emphasis"><text:span text:style-name="T291">Checklist migratie</text:span></text:span><text:span text:style-name="T279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83"> onder </text:span><text:span text:style-name="T289">Linux</text:span><text:span text:style-name="T284">.</text:span></text:p>
      <text:p text:style-name="P22"><text:span text:style-name="T258">Nieuwe installatie?</text:span><text:span text:style-name="T253"><text:tab/></text:span><text:span text:style-name="T255"></text:span><text:span text:style-name="T257"><text:tab/></text:span><text:span text:style-name="T256">B</text:span><text:span text:style-name="T253">egin bij hoofdstuk </text:span><text:span text:style-name="T258"><text:bookmark-ref text:reference-format="page" text:ref-name="__RefNumPara__4009_1271708128">2</text:bookmark-ref></text:span><text:span text:style-name="T258"><text:s text:c="2"/></text:span><text:span text:style-name="T259"><text:bookmark-ref text:reference-format="text" text:ref-name="__RefNumPara__4009_1271708128">Installatie uitvoeren</text:bookmark-ref></text:span><text:span text:style-name="T254">.</text:span></text:p>
      <text:p text:style-name="P29"><text:span text:style-name="Strong_20_Emphasis"><text:span text:style-name="T287"/></text:span></text:p>
      <text:list xml:id="list765234911" text:style-name="L1">
        <text:list-item>
          <text:p text:style-name="P98"><text:bookmark-start text:name="__RefNumPara__4083_1271708128"/>Installatie voorbereide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87"><text:span text:style-name="Strong_20_Emphasis"><text:span text:style-name="T60"><text:s/></text:span></text:span><text:span text:style-name="Strong_20_Emphasis"><text:span text:style-name="T113"><draw:control text:anchor-type="as-char" draw:z-index="19" draw:name="Vorm 1" draw:style-name="gr1" draw:text-style-name="P102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86">Leg Wi<text:span text:style-name="T357">F</text:span>i-<text:span text:style-name="T358">gegevens vast zoals de naam v</text:span><text:span text:style-name="T359">a</text:span><text:span text:style-name="T358">n het netwerk (SSID) en wachtwoord</text:span><text:span text:style-name="Strong_20_Emphasis"><text:span text:style-name="T112"><text:note text:id="ftn2" text:note-class="footnote"><text:note-citation>2</text:note-citation><text:note-body><text:p text:style-name="P83"><text:span text:style-name="User_20_Entry"><text:span text:style-name="T191">Bijv. </text:span></text:span><text:span text:style-name="User_20_Entry"><text:span text:style-name="T190">met </text:span></text:span><text:span text:style-name="User_20_Entry"><text:span text:style-name="T206">Terminalvenster</text:span></text:span><text:span text:style-name="User_20_Entry"><text:span text:style-name="T189"> </text:span></text:span><text:span text:style-name="User_20_Entry"><text:span text:style-name="T191">opdracht</text:span></text:span><text:span text:style-name="User_20_Entry"><text:span text:style-name="T189">: </text:span></text:span><text:span text:style-name="User_20_Entry"><text:span text:style-name="T227">sudo </text:span></text:span><text:span text:style-name="User_20_Entry"><text:span text:style-name="T229">more</text:span></text:span><text:span text:style-name="User_20_Entry"><text:span text:style-name="T227"> </text:span></text:span><text:span text:style-name="User_20_Entry"><text:span text:style-name="T228">/etc/NetworkManager/system-connections/</text:span></text:span><text:span text:style-name="User_20_Entry"><text:span text:style-name="T227">*</text:span></text:span></text:p></text:note-body></text:note></text:span></text:span><text:span text:style-name="Strong_20_Emphasis"><text:span text:style-name="T112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85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58"><text:span text:style-name="Strong_20_Emphasis"><text:span text:style-name="T60"><text:s/></text:span></text:span><text:span text:style-name="Strong_20_Emphasis"><text:span text:style-name="T113"><draw:control text:anchor-type="as-char" draw:z-index="0" draw:name="Vorm3" draw:style-name="gr1" draw:text-style-name="P10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60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61"><text:note text:id="ftn3" text:note-class="footnote"><text:note-citation>3</text:note-citation><text:note-body><text:p text:style-name="P26"><text:span text:style-name="T216">E</text:span><text:span text:style-name="T219">v</text:span><text:span text:style-name="T220">en</text:span><text:span text:style-name="T222">t</text:span><text:span text:style-name="T223">uele </text:span><text:span text:style-name="T224">extra </text:span><text:span text:style-name="T226">gebruiker</text:span><text:span text:style-name="T224">s aanmelden </text:span><text:span text:style-name="T225">en dezelfde stappen uitvoeren</text:span><text:span text:style-name="T221">.</text:span></text:p></text:note-body></text:note></text:span></text:span><text:span text:style-name="Strong_20_Emphasis"><text:span text:style-name="T61">.</text:span></text:span></text:p>
          </table:table-cell>
        </table:table-row>
        <table:table-row table:style-name="TableLine94611290919920">
          <table:table-cell table:style-name="_31_._5f_Installatie_5f_voorbereiden.A1" office:value-type="string">
            <text:p text:style-name="P51"><text:span text:style-name="Strong_20_Emphasis"><text:span text:style-name="T60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611290920208">
          <table:table-cell table:style-name="_31_._5f_Installatie_5f_voorbereiden.A1" office:value-type="string">
            <text:p text:style-name="P58"><text:span text:style-name="Strong_20_Emphasis"><text:span text:style-name="T60"><text:s/></text:span></text:span><text:span text:style-name="Strong_20_Emphasis"><text:span text:style-name="T113"><draw:control text:anchor-type="as-char" draw:z-index="13" draw:name="Vorm4" draw:style-name="gr1" draw:text-style-name="P102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93"><text:span text:style-name="Strong_20_Emphasis"><text:span text:style-name="T60">Installeer </text:span></text:span><text:span text:style-name="Strong_20_Emphasis"><text:span text:style-name="T109">pakket kz</text:span></text:span><text:span text:style-name="Strong_20_Emphasis"><text:span text:style-name="T109"><text:note text:id="ftn4" text:note-class="footnote"><text:note-citation>4</text:note-citation><text:note-body><text:p text:style-name="P95"><text:span text:style-name="T365">Debian-</text:span><text:span text:style-name="T366">p</text:span>akket kz plaatst documenten en scripts van Karel Zimmer <text:span text:style-name="T364">(zie </text:span><text:a xlink:type="simple" xlink:href="https://karelzimmer.nl/" text:style-name="Internet_20_link" text:visited-style-name="Visited_20_Internet_20_Link"><text:span text:style-name="Strong_20_Emphasis"><text:span text:style-name="T353">karelzimmer.nl</text:span></text:span></text:a><text:span text:style-name="Strong_20_Emphasis"><text:span text:style-name="T248">) </text:span></text:span>voor het installeren en beheren van <text:span text:style-name="T363">Debian</text:span> <text:span text:style-name="T363">GNU/</text:span>Linux.</text:p></text:note-body></text:note></text:span></text:span><text:span text:style-name="Strong_20_Emphasis"><text:span text:style-name="T109"> </text:span></text:span><text:span text:style-name="Strong_20_Emphasis"><text:span text:style-name="T62">via </text:span></text:span><text:span text:style-name="Strong_20_Emphasis"><text:span text:style-name="T64">een </text:span></text:span><text:span text:style-name="Strong_20_Emphasis"><text:span text:style-name="T65">druk op de </text:span></text:span><text:span text:style-name="Strong_20_Emphasis"><text:span text:style-name="T79">Super</text:span></text:span><text:span text:style-name="Strong_20_Emphasis"><text:span text:style-name="T65">-toets</text:span></text:span><text:span text:style-name="Strong_20_Emphasis"><text:span text:style-name="T65"><text:note text:id="ftn5" text:note-class="footnote"><text:note-citation>5</text:note-citation><text:note-body><text:p text:style-name="P23"><text:span text:style-name="T275">De </text:span><text:span text:style-name="T276">Super</text:span><text:span text:style-name="T275">-toets is de Windows</text:span><text:span text:style-name="T277">-</text:span><text:span text:style-name="T278">toets</text:span><text:span text:style-name="T275">, </text:span><text:span text:style-name="T277">C</text:span><text:span text:style-name="T275">ommand-</text:span><text:span text:style-name="T278">toets</text:span><text:span text:style-name="T275">, of </text:span><text:span text:style-name="T277">V</text:span><text:span text:style-name="T275">ergrootglas-toets.</text:span></text:p></text:note-body></text:note></text:span></text:span><text:span text:style-name="Strong_20_Emphasis"><text:span text:style-name="T64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34">ter</text:span></text:span><text:span text:style-name="Strong_20_Emphasis"><text:span text:style-name="T135">m</text:span></text:span><text:span text:style-name="Strong_20_Emphasis"><text:span text:style-name="T68"> </text:span></text:span><text:span text:style-name="Strong_20_Emphasis"><text:span text:style-name="T69">e</text:span></text:span><text:span text:style-name="Strong_20_Emphasis"><text:span text:style-name="T62">n </text:span></text:span><text:span text:style-name="Strong_20_Emphasis"><text:span text:style-name="T70">k</text:span></text:span><text:span text:style-name="Strong_20_Emphasis"><text:span text:style-name="T62">lik op het pictogram van </text:span></text:span><text:span text:style-name="Strong_20_Emphasis"><text:span text:style-name="T136">Terminalvenster</text:span></text:span><text:span text:style-name="Strong_20_Emphasis"><text:span text:style-name="T71">.</text:span></text:span><text:span text:style-name="Strong_20_Emphasis"><text:span text:style-name="T68"> </text:span></text:span></text:p>
          </table:table-cell>
        </table:table-row>
        <table:table-row table:style-name="TableLine94611290920496">
          <table:table-cell table:style-name="_31_._5f_Installatie_5f_voorbereiden.A1" office:value-type="string">
            <text:p text:style-name="P62"><text:span text:style-name="Strong_20_Emphasis"><text:span text:style-name="T60"/></text:span></text:p>
          </table:table-cell>
          <table:table-cell table:style-name="_31_._5f_Installatie_5f_voorbereiden.A1" office:value-type="string">
            <text:p text:style-name="P66"><text:span text:style-name="T4">Typ</text:span><text:span text:style-name="Strong_20_Emphasis"><text:span text:style-name="T72">, of </text:span></text:span><text:span text:style-name="Strong_20_Emphasis"><text:span text:style-name="T68">kopieer en plak, de</text:span></text:span><text:span text:style-name="Strong_20_Emphasis"><text:span text:style-name="T73">z</text:span></text:span><text:span text:style-name="Strong_20_Emphasis"><text:span text:style-name="T68">e </text:span></text:span><text:span text:style-name="Strong_20_Emphasis"><text:span text:style-name="T74">drie </text:span></text:span><text:span text:style-name="Strong_20_Emphasis"><text:span text:style-name="T68">opdrachten, ieder gevolgd door de </text:span></text:span><text:span text:style-name="Strong_20_Emphasis"><text:span text:style-name="T63">Enter</text:span></text:span><text:span text:style-name="Strong_20_Emphasis"><text:span text:style-name="T62">-toets:<text:line-break/></text:span></text:span><text:span text:style-name="User_20_Entry"><text:span text:style-name="T31">sudo</text:span></text:span><text:span text:style-name="User_20_Entry"><text:span text:style-name="T32"> </text:span></text:span><text:span text:style-name="User_20_Entry"><text:span text:style-name="T31">apt install wget</text:span></text:span></text:p>
            <text:p text:style-name="P66"><text:span text:style-name="User_20_Entry"><text:span text:style-name="T32">wget karelzimmer.nl/</text:span></text:span><text:span text:style-name="User_20_Entry"><text:span text:style-name="T33">kz</text:span></text:span><text:span text:style-name="User_20_Entry"><text:span text:style-name="T32"><text:line-break/>bash </text:span></text:span><text:span text:style-name="User_20_Entry"><text:span text:style-name="T33">kz</text:span></text:span></text:p>
          </table:table-cell>
        </table:table-row>
        <table:table-row table:style-name="TableLine94611290920784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80"><text:span text:style-name="T3">V</text:span><text:span text:style-name="Strong_20_Emphasis"><text:span text:style-name="T75">olg </text:span></text:span><text:span text:style-name="Strong_20_Emphasis"><text:span text:style-name="T76">de aanwijzingen op het scherm.</text:span></text:span></text:p>
          </table:table-cell>
        </table:table-row>
        <table:table-row table:style-name="TableLine94611290921072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611290921360">
          <table:table-cell table:style-name="_31_._5f_Installatie_5f_voorbereiden.A1" office:value-type="string">
            <text:p text:style-name="P58"><text:span text:style-name="Strong_20_Emphasis"><text:span text:style-name="T60"><text:s/></text:span></text:span><text:span text:style-name="Strong_20_Emphasis"><text:span text:style-name="T113"><draw:control text:anchor-type="as-char" draw:z-index="1" draw:name="Vorm6" draw:style-name="gr1" draw:text-style-name="P10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64">Bereid de installatie voor </text:span></text:span><text:span text:style-name="Strong_20_Emphasis"><text:span text:style-name="T62">via </text:span></text:span><text:span text:style-name="Strong_20_Emphasis"><text:span text:style-name="T64">een </text:span></text:span><text:span text:style-name="Strong_20_Emphasis"><text:span text:style-name="T77">druk </text:span></text:span><text:span text:style-name="Strong_20_Emphasis"><text:span text:style-name="T78">op de </text:span></text:span><text:span text:style-name="Strong_20_Emphasis"><text:span text:style-name="T79">Super</text:span></text:span><text:span text:style-name="Strong_20_Emphasis"><text:span text:style-name="T78">-toets</text:span></text:span><text:span text:style-name="Strong_20_Emphasis"><text:span text:style-name="T34"><text:note-ref text:note-class="footnote" text:reference-format="text" text:ref-name="ftn5">5</text:note-ref></text:span></text:span><text:span text:style-name="Strong_20_Emphasis"><text:span text:style-name="T64">, </text:span></text:span><text:span text:style-name="Strong_20_Emphasis"><text:span text:style-name="T80">t</text:span></text:span><text:span text:style-name="Strong_20_Emphasis"><text:span text:style-name="T67">yp </text:span></text:span><text:span text:style-name="Strong_20_Emphasis"><text:span text:style-name="T137">men</text:span></text:span><text:span text:style-name="Strong_20_Emphasis"><text:span text:style-name="T138">u</text:span></text:span><text:span text:style-name="Strong_20_Emphasis"><text:span text:style-name="T65"> </text:span></text:span><text:span text:style-name="Strong_20_Emphasis"><text:span text:style-name="T81">e</text:span></text:span><text:span text:style-name="Strong_20_Emphasis"><text:span text:style-name="T62">n </text:span></text:span><text:span text:style-name="Strong_20_Emphasis"><text:span text:style-name="T70">k</text:span></text:span><text:span text:style-name="Strong_20_Emphasis"><text:span text:style-name="T62">lik op het pictogram van</text:span></text:span><text:span text:style-name="Strong_20_Emphasis"><text:span text:style-name="T114"> </text:span></text:span><text:span text:style-name="Strong_20_Emphasis"><text:span text:style-name="T160">Installatiem</text:span></text:span><text:span text:style-name="Strong_20_Emphasis"><text:span text:style-name="T161">enu</text:span></text:span><text:span text:style-name="Strong_20_Emphasis"><text:span text:style-name="T78">.</text:span></text:span></text:p>
          </table:table-cell>
        </table:table-row>
        <table:table-row table:style-name="TableLine94611290921648">
          <table:table-cell table:style-name="_31_._5f_Installatie_5f_voorbereiden.A1" office:value-type="string">
            <text:p text:style-name="P58"><text:span text:style-name="Strong_20_Emphasis"><text:span text:style-name="T60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82">K</text:span></text:span><text:span text:style-name="Strong_20_Emphasis"><text:span text:style-name="T83">ie</text:span></text:span><text:span text:style-name="Strong_20_Emphasis"><text:span text:style-name="T84">s</text:span></text:span><text:span text:style-name="Strong_20_Emphasis"><text:span text:style-name="T76"> </text:span></text:span><text:span text:style-name="Strong_20_Emphasis"><text:span text:style-name="T162">1</text:span></text:span><text:span text:style-name="Strong_20_Emphasis"><text:span text:style-name="T163"> </text:span></text:span><text:span text:style-name="Strong_20_Emphasis"><text:span text:style-name="T164">In</text:span></text:span><text:span text:style-name="Strong_20_Emphasis"><text:span text:style-name="T154">stallatie voorbereiden</text:span></text:span><text:span text:style-name="Strong_20_Emphasis"><text:span text:style-name="T85"> </text:span></text:span><text:span text:style-name="Strong_20_Emphasis"><text:span text:style-name="T86">en </text:span></text:span><text:span text:style-name="Strong_20_Emphasis"><text:span text:style-name="T87">v</text:span></text:span><text:span text:style-name="Strong_20_Emphasis"><text:span text:style-name="T76">olg de aanwijzingen op het scherm.</text:span></text:span></text:p>
          </table:table-cell>
        </table:table-row>
      </table:table>
      <text:p text:style-name="P40"/>
      <text:list xml:id="list101533319341838" text:continue-numbering="true" text:style-name="L1">
        <text:list-item>
          <text:p text:style-name="P99"><text:bookmark-start text:name="__RefNumPara__4009_1271708128"/>Installatie uitvoeren<text:bookmark-end text:name="__RefNumPara__4009_1271708128"/></text:p>
        </text:list-item>
      </text:list>
      <text:p text:style-name="P4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611290891792">
          <table:table-cell table:style-name="_32_._5f_Installatie_5f_uitvoeren.A1" office:value-type="string">
            <text:p text:style-name="P58"><text:span text:style-name="Strong_20_Emphasis"><text:span text:style-name="T60"><text:s/></text:span></text:span><text:span text:style-name="Strong_20_Emphasis"><text:span text:style-name="T113"><draw:control text:anchor-type="as-char" draw:z-index="2" draw:name="Vorm9" draw:style-name="gr1" draw:text-style-name="P102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8"><text:span text:style-name="T306">Start de computer op vanaf </text:span><text:span text:style-name="T307">een </text:span><text:span text:style-name="T307"><text:reference-ref text:reference-format="text" text:ref-name="Distributie">Debian</text:reference-ref></text:span><text:span text:style-name="T307"><text:s/></text:span><text:span text:style-name="Strong_20_Emphasis"><text:span text:style-name="T295"><text:reference-ref text:reference-format="text" text:ref-name="Versie">11</text:reference-ref></text:span></text:span><text:span text:style-name="Strong_20_Emphasis"><text:span text:style-name="T295"><text:s/></text:span></text:span><text:span text:style-name="T308">(</text:span><text:span text:style-name="T309">Live</text:span><text:span text:style-name="T180"><text:note text:id="ftn6" text:note-class="footnote"><text:note-citation>1</text:note-citation><text:note-body><text:p text:style-name="P27"><text:span text:style-name="T345">Vanaf ee</text:span>n Live <text:span text:style-name="T348">USB-stick </text:span><text:span text:style-name="T360">(</text:span><text:span text:style-name="T348">of </text:span><text:span text:style-name="T360">cd/dvd</text:span><text:span text:style-name="T319">)</text:span><text:span text:style-name="T349"> </text:span>kunt <text:span text:style-name="T345">u opstarten en</text:span> met <text:reference-ref text:reference-format="text" text:ref-name="Distributie">Debian</text:reference-ref><text:s/>werken zonder deze te installeren.</text:p></text:note-body></text:note></text:span><text:span text:style-name="T181">)</text:span><text:span text:style-name="T179"> </text:span><text:span text:style-name="T182">GNOME</text:span><text:span text:style-name="T179"> </text:span><text:span text:style-name="T183">USB-stick</text:span><text:span text:style-name="T183"><text:note text:id="ftn7" text:note-class="footnote"><text:note-citation>2</text:note-citation><text:note-body><text:p text:style-name="P84"><text:span text:style-name="T20">D</text:span><text:span text:style-name="Strong_20_Emphasis"><text:span text:style-name="T192">ow</text:span></text:span><text:span text:style-name="Strong_20_Emphasis"><text:span text:style-name="T193">nload </text:span></text:span><text:span text:style-name="Strong_20_Emphasis"><text:span text:style-name="T186">e</text:span></text:span><text:span text:style-name="Strong_20_Emphasis"><text:span text:style-name="T194">e</text:span></text:span><text:span text:style-name="Strong_20_Emphasis"><text:span text:style-name="T195">n</text:span></text:span><text:span text:style-name="Strong_20_Emphasis"><text:span text:style-name="T214"> </text:span></text:span><text:span text:style-name="Strong_20_Emphasis"><text:span text:style-name="T193">Live CD </text:span></text:span><text:span text:style-name="Strong_20_Emphasis"><text:span text:style-name="T196">v</text:span></text:span><text:span text:style-name="Strong_20_Emphasis"><text:span text:style-name="T197">anaf</text:span></text:span><text:span text:style-name="Strong_20_Emphasis"><text:span text:style-name="T198"> </text:span></text:span><text:a xlink:type="simple" xlink:href="https://www.debian.org/CD/live/" text:style-name="Internet_20_link" text:visited-style-name="Visited_20_Internet_20_Link"><text:span text:style-name="Strong_20_Emphasis"><text:span text:style-name="T351">debian.org/cd/live</text:span></text:span></text:a><text:span text:style-name="Strong_20_Emphasis"><text:span text:style-name="T198">, blader naar beneden en klik op </text:span></text:span><text:span text:style-name="Strong_20_Emphasis"><text:span text:style-name="T201">unofficial live images for stable with firmware included</text:span></text:span><text:span text:style-name="Strong_20_Emphasis"><text:span text:style-name="T198">. Klik vervolgens door </text:span></text:span><text:span text:style-name="Strong_20_Emphasis"><text:span text:style-name="T187">naar</text:span></text:span><text:span text:style-name="Strong_20_Emphasis"><text:span text:style-name="T198"> </text:span></text:span><text:span text:style-name="Strong_20_Emphasis"><text:span text:style-name="T201">amd64</text:span></text:span><text:span text:style-name="Strong_20_Emphasis"><text:span text:style-name="T198"> en </text:span></text:span><text:span text:style-name="Strong_20_Emphasis"><text:span text:style-name="T201">iso-hybrid</text:span></text:span><text:span text:style-name="Strong_20_Emphasis"><text:span text:style-name="T198">. </text:span></text:span><text:span text:style-name="Strong_20_Emphasis"><text:span text:style-name="T187">D</text:span></text:span><text:span text:style-name="Strong_20_Emphasis"><text:span text:style-name="T199">aar aangekomen kies </text:span></text:span><text:span text:style-name="T202">debian-live-11...</text:span><text:span text:style-name="T203">-</text:span><text:span text:style-name="T202">amd-64-</text:span><text:span text:style-name="T203">gnome</text:span><text:span text:style-name="T204">+non-fre</text:span><text:span text:style-name="T205">e</text:span><text:span text:style-name="T204">.iso</text:span><text:span text:style-name="Strong_20_Emphasis"><text:span text:style-name="T193">, </text:span></text:span><text:span text:style-name="Strong_20_Emphasis"><text:span text:style-name="T192">e</text:span></text:span><text:span text:style-name="Strong_20_Emphasis"><text:span text:style-name="T200">n </text:span></text:span><text:span text:style-name="T20">plaats een USB-stick </text:span><text:span text:style-name="T21">van </text:span><text:span text:style-name="T20">min</text:span><text:span text:style-name="T22">imaal </text:span><text:span text:style-name="T20">4 GB.</text:span></text:p><text:p text:style-name="P91"><text:span text:style-name="T20"><text:tab/></text:span><text:span text:style-name="Strong_20_Emphasis"><text:span text:style-name="T230">Zoek</text:span></text:span><text:span text:style-name="Strong_20_Emphasis"><text:span text:style-name="T231"> </text:span></text:span><text:span text:style-name="Strong_20_Emphasis"><text:span text:style-name="T249">s</text:span></text:span><text:span text:style-name="Strong_20_Emphasis"><text:span text:style-name="T250">ch</text:span></text:span><text:span text:style-name="Strong_20_Emphasis"><text:span text:style-name="T231"> en klik op het pictogram van</text:span></text:span><text:span text:style-name="Strong_20_Emphasis"><text:span text:style-name="T232"> </text:span></text:span><text:span text:style-name="Strong_20_Emphasis"><text:span text:style-name="T252">Schijven</text:span></text:span><text:span text:style-name="Strong_20_Emphasis"><text:span text:style-name="T233">. Selecteer de USB-stick in de lijst van schijven aan de linkerkant en klik rechtsboven op </text:span></text:span><text:span text:style-name="Strong_20_Emphasis"><text:span text:style-name="T251">Schijfinstellingen</text:span></text:span><text:span text:style-name="Strong_20_Emphasis"><text:span text:style-name="T233"> </text:span></text:span><text:span text:style-name="Strong_20_Emphasis"><text:span text:style-name="T251">⋮</text:span></text:span><text:span text:style-name="Strong_20_Emphasis"><text:span text:style-name="T233"> (icoontje met de drie puntjes).</text:span></text:span></text:p><text:p text:style-name="P92"><text:span text:style-name="Strong_20_Emphasis"><text:span text:style-name="T233"><text:tab/>Kies </text:span></text:span><text:span text:style-name="Strong_20_Emphasis"><text:span text:style-name="T251">Schijfkopie terugzetten</text:span></text:span><text:span text:style-name="Strong_20_Emphasis"><text:span text:style-name="T233"> en selecteer </text:span></text:span><text:span text:style-name="Strong_20_Emphasis"><text:span text:style-name="T247">het net</text:span></text:span><text:span text:style-name="Strong_20_Emphasis"><text:span text:style-name="T245"> gedownloade CD-beeldbestand </text:span></text:span><text:span text:style-name="Strong_20_Emphasis"><text:span text:style-name="T246">(.iso)</text:span></text:span><text:span text:style-name="Strong_20_Emphasis"><text:span text:style-name="T245">.</text:span></text:span></text:p><text:p text:style-name="P91"><text:span text:style-name="Strong_20_Emphasis"><text:span text:style-name="T233"><text:tab/>Klik op </text:span></text:span><text:span text:style-name="Strong_20_Emphasis"><text:span text:style-name="T251">Terugzetten starten</text:span></text:span><text:span text:style-name="Strong_20_Emphasis"><text:span text:style-name="T233"> en vervolgens op </text:span></text:span><text:span text:style-name="Strong_20_Emphasis"><text:span text:style-name="T251">Terugzetten</text:span></text:span><text:span text:style-name="Strong_20_Emphasis"><text:span text:style-name="T234">, </text:span></text:span><text:span text:style-name="Strong_20_Emphasis"><text:span text:style-name="T235">o</text:span></text:span><text:span text:style-name="Strong_20_Emphasis"><text:span text:style-name="T236">f </text:span></text:span><text:span text:style-name="Strong_20_Emphasis"><text:span text:style-name="T237">gebruik </text:span></text:span><text:span text:style-name="Strong_20_Emphasis"><text:span text:style-name="T238">het programma </text:span></text:span><text:span text:style-name="Strong_20_Emphasis"><text:span text:style-name="T217">Etche</text:span></text:span><text:span text:style-name="Strong_20_Emphasis"><text:span text:style-name="T218">r</text:span></text:span><text:span text:style-name="Strong_20_Emphasis"><text:span text:style-name="T238"> </text:span></text:span><text:span text:style-name="Strong_20_Emphasis"><text:span text:style-name="T239">(</text:span></text:span><text:a xlink:type="simple" xlink:href="https://www.balena.io/etcher/" text:style-name="Internet_20_link" text:visited-style-name="Visited_20_Internet_20_Link"><text:span text:style-name="Strong_20_Emphasis"><text:span text:style-name="T352">etcher.io</text:span></text:span></text:a><text:span text:style-name="Strong_20_Emphasis"><text:span text:style-name="T239">); </text:span></text:span><text:span text:style-name="Strong_20_Emphasis"><text:span text:style-name="T217">Etche</text:span></text:span><text:span text:style-name="Strong_20_Emphasis"><text:span text:style-name="T218">r</text:span></text:span><text:span text:style-name="Strong_20_Emphasis"><text:span text:style-name="T240"> is</text:span></text:span><text:span text:style-name="Strong_20_Emphasis"><text:span text:style-name="T239"> </text:span></text:span><text:span text:style-name="Strong_20_Emphasis"><text:span text:style-name="T236">beschikbaar voor </text:span></text:span><text:span text:style-name="Strong_20_Emphasis"><text:span text:style-name="T233">Windows, </text:span></text:span><text:span text:style-name="Strong_20_Emphasis"><text:span text:style-name="T241">mac</text:span></text:span><text:span text:style-name="Strong_20_Emphasis"><text:span text:style-name="T242">OS</text:span></text:span><text:span text:style-name="Strong_20_Emphasis"><text:span text:style-name="T238">, </text:span></text:span><text:span text:style-name="Strong_20_Emphasis"><text:span text:style-name="T239">en </text:span></text:span><text:span text:style-name="Strong_20_Emphasis"><text:span text:style-name="T243">GNU/</text:span></text:span><text:span text:style-name="Strong_20_Emphasis"><text:span text:style-name="T238">Linux</text:span></text:span><text:span text:style-name="Strong_20_Emphasis"><text:span text:style-name="T244">.</text:span></text:span></text:p></text:note-body></text:note></text:span><text:span text:style-name="T179">.</text:span></text:p>
            <text:p text:style-name="P53"><text:span text:style-name="T184">Opstartmenu/</text:span><text:span text:style-name="T185">boot menu</text:span><text:span text:style-name="T184"> </text:span><text:span text:style-name="T179">via </text:span><text:span text:style-name="Definition"><text:span text:style-name="T5">opstartmenu</text:span></text:span><text:span text:style-name="T179">, </text:span><text:span text:style-name="T184">instellingen/</text:span><text:span text:style-name="T185">setup</text:span><text:span text:style-name="T179"> via </text:span><text:span text:style-name="Definition"><text:span text:style-name="T5">instellingen</text:span></text:span><text:span text:style-name="T179">.</text:span></text:p>
          </table:table-cell>
        </table:table-row>
        <table:table-row table:style-name="TableLine94611290898016">
          <table:table-cell table:style-name="_32_._5f_Installatie_5f_uitvoeren.A1" office:value-type="string">
            <text:p text:style-name="P58"><text:span text:style-name="Strong_20_Emphasis"><text:span text:style-name="T60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116">K</text:span></text:span><text:span text:style-name="Strong_20_Emphasis"><text:span text:style-name="T117">ies </text:span></text:span><text:span text:style-name="Strong_20_Emphasis"><text:span text:style-name="T118">eerste keuze </text:span></text:span><text:span text:style-name="Strong_20_Emphasis"><text:span text:style-name="T119">en druk op de </text:span></text:span><text:span text:style-name="Strong_20_Emphasis"><text:span text:style-name="T120">Enter</text:span></text:span><text:span text:style-name="Strong_20_Emphasis"><text:span text:style-name="T119">-toets.</text:span></text:span></text:p>
          </table:table-cell>
        </table:table-row>
        <table:table-row table:style-name="TableLine94611291096944"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9"><text:span text:style-name="Strong_20_Emphasis"><text:span text:style-name="T113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59">V</text:span></text:span><text:span text:style-name="Strong_20_Emphasis"><text:span text:style-name="T40">olg de aanwijzingen </text:span></text:span><text:span text:style-name="Strong_20_Emphasis"><text:span text:style-name="T58">op de schermen</text:span></text:span><text:span text:style-name="Strong_20_Emphasis"><text:span text:style-name="T13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48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11"><text:s/></text:span></text:span><text:span text:style-name="Strong_20_Emphasis"><text:span text:style-name="T115"><draw:control text:anchor-type="as-char" draw:z-index="22" draw:name="Vorm11_0" draw:style-name="gr1" draw:text-style-name="P102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41">Als het scherm </text:span></text:span><text:span text:style-name="Strong_20_Emphasis"><text:span text:style-name="T148">Wi-Fi</text:span></text:span><text:span text:style-name="Strong_20_Emphasis"><text:span text:style-name="T41"> verschijnt, kies een draadloos netwerk, maak verbinding, en klik op</text:span></text:span><text:span text:style-name="Strong_20_Emphasis"><text:span text:style-name="T124"> </text:span></text:span><text:span text:style-name="Strong_20_Emphasis"><text:span text:style-name="T171">N</text:span></text:span><text:span text:style-name="Strong_20_Emphasis"><text:span text:style-name="T146">ext</text:span></text:span><text:span text:style-name="Strong_20_Emphasis"><text:span text:style-name="T12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611291063120">
          <table:table-cell table:style-name="_32_._5f_Installatie_5f_uitvoeren.A1" office:value-type="string">
            <text:p text:style-name="P64"><text:span text:style-name="Strong_20_Emphasis"><text:span text:style-name="T60"><text:s/></text:span></text:span><text:span text:style-name="Strong_20_Emphasis"><text:span text:style-name="T113"><draw:control text:anchor-type="as-char" draw:z-index="15" draw:name="Vorm13_1" draw:style-name="gr1" draw:text-style-name="P102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73"><text:span text:style-name="Strong_20_Emphasis"><text:span text:style-name="T42">Start de installatie</text:span></text:span><text:span text:style-name="Strong_20_Emphasis"><text:span text:style-name="T125"> </text:span></text:span><text:span text:style-name="Strong_20_Emphasis"><text:span text:style-name="T62">via </text:span></text:span><text:span text:style-name="Strong_20_Emphasis"><text:span text:style-name="T64">een </text:span></text:span><text:span text:style-name="Strong_20_Emphasis"><text:span text:style-name="T88">klik op </text:span></text:span><text:span text:style-name="Strong_20_Emphasis"><text:span text:style-name="T139">Activities</text:span></text:span><text:span text:style-name="Strong_20_Emphasis"><text:span text:style-name="T88"> en </text:span></text:span><text:span text:style-name="Strong_20_Emphasis"><text:span text:style-name="T89">een </text:span></text:span><text:span text:style-name="Strong_20_Emphasis"><text:span text:style-name="T88">klik op</text:span></text:span><text:span text:style-name="Strong_20_Emphasis"><text:span text:style-name="T90"> </text:span></text:span><text:span text:style-name="Strong_20_Emphasis"><text:span text:style-name="T140">Install Debian</text:span></text:span><text:span text:style-name="Strong_20_Emphasis"><text:span text:style-name="T43">.</text:span></text:span></text:p>
          </table:table-cell>
        </table:table-row>
        <table:table-row table:style-name="TableLine94611291063632">
          <table:table-cell table:style-name="_32_._5f_Installatie_5f_uitvoeren.A1" office:value-type="string">
            <text:p text:style-name="P58"><text:span text:style-name="Strong_20_Emphasis"><text:span text:style-name="T60"/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42">Bij </text:span></text:span><text:span text:style-name="Strong_20_Emphasis"><text:span text:style-name="T149">Welcome</text:span></text:span><text:span text:style-name="Strong_20_Emphasis"><text:span text:style-name="T42"> kies </text:span></text:span><text:span text:style-name="Strong_20_Emphasis"><text:span text:style-name="T149">Nederlands</text:span></text:span><text:span text:style-name="Strong_20_Emphasis"><text:span text:style-name="T42"> en klik op </text:span></text:span><text:span text:style-name="Strong_20_Emphasis"><text:span text:style-name="T149">Volgende</text:span></text:span><text:span text:style-name="Strong_20_Emphasis"><text:span text:style-name="T42">.</text:span></text:span></text:p>
          </table:table-cell>
        </table:table-row>
        <table:table-row table:style-name="TableLine94611291064256">
          <table:table-cell table:style-name="_32_._5f_Installatie_5f_uitvoeren.A1" office:value-type="string">
            <text:p text:style-name="P72"><text:span text:style-name="Strong_20_Emphasis"><text:span text:style-name="T60"/></text:span></text:p>
          </table:table-cell>
          <table:table-cell table:style-name="_32_._5f_Installatie_5f_uitvoeren.A1" office:value-type="string">
            <text:p text:style-name="P9">Bij <text:span text:style-name="T346">Locatie</text:span> kies bij <text:span text:style-name="T346">Regio</text:span> voor <text:span text:style-name="T346">Europa</text:span> en klik op <text:span text:style-name="T346">Volgende</text:span>.</text:p>
          </table:table-cell>
        </table:table-row>
        <table:table-row table:style-name="TableLine94611291104656">
          <table:table-cell table:style-name="_32_._5f_Installatie_5f_uitvoeren.A1" office:value-type="string">
            <text:p text:style-name="P72"><text:span text:style-name="Strong_20_Emphasis"><text:span text:style-name="T60"/></text:span></text:p>
          </table:table-cell>
          <table:table-cell table:style-name="_32_._5f_Installatie_5f_uitvoeren.A1" office:value-type="string">
            <text:p text:style-name="P9">Bij <text:span text:style-name="T346">Toetsenbord</text:span> kies <text:span text:style-name="T346">English (US)</text:span> en klik op <text:span text:style-name="T346">Volgende</text:span>.</text:p>
          </table:table-cell>
        </table:table-row>
        <table:table-row table:style-name="TableLine94611291105280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611291105904">
          <table:table-cell table:style-name="_32_._5f_Installatie_5f_uitvoeren.A1" office:value-type="string">
            <text:p text:style-name="P72"><text:span text:style-name="Strong_20_Emphasis"><text:span text:style-name="T60"><text:s/></text:span></text:span><text:span text:style-name="Strong_20_Emphasis"><text:span text:style-name="T113"><draw:control text:anchor-type="as-char" draw:z-index="16" draw:name="Vorm13_4" draw:style-name="gr1" draw:text-style-name="P102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70"><text:span text:style-name="T6">Bij </text:span><text:span text:style-name="T17">Partities</text:span><text:span text:style-name="T6"> </text:span><text:span text:style-name="T304">selecteer</text:span><text:span text:style-name="T6"> </text:span><text:span text:style-name="T7">de </text:span><text:span text:style-name="T6">gewenste </text:span><text:span text:style-name="T305">optie</text:span><text:span text:style-name="Strong_20_Emphasis"><text:span text:style-name="T42"> </text:span></text:span><text:span text:style-name="Strong_20_Emphasis"><text:span text:style-name="T44">en klik op </text:span></text:span><text:span text:style-name="Strong_20_Emphasis"><text:span text:style-name="T150">Volgende</text:span></text:span><text:span text:style-name="Strong_20_Emphasis"><text:span text:style-name="T44">.</text:span></text:span></text:p>
          </table:table-cell>
        </table:table-row>
        <table:table-row table:style-name="TableLine94611291106528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611291076272">
          <table:table-cell table:style-name="_32_._5f_Installatie_5f_uitvoeren.A1" office:value-type="string">
            <text:p text:style-name="P58"><text:span text:style-name="Strong_20_Emphasis"><text:span text:style-name="T60"><text:s/></text:span></text:span><text:span text:style-name="Strong_20_Emphasis"><text:span text:style-name="T113"><draw:control text:anchor-type="as-char" draw:z-index="3" draw:name="Vorm13" draw:style-name="gr1" draw:text-style-name="P102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121">Bij </text:span></text:span><text:span text:style-name="Strong_20_Emphasis"><text:span text:style-name="T147">Gebruikers</text:span></text:span><text:span text:style-name="Strong_20_Emphasis"><text:span text:style-name="T121"> vul in </text:span></text:span><text:span text:style-name="Strong_20_Emphasis"><text:span text:style-name="T151">Wat is je naam?</text:span></text:span><text:span text:style-name="Strong_20_Emphasis"><text:span text:style-name="T45"> </text:span></text:span><text:span text:style-name="Definition"><text:span text:style-name="T13">gebruiker</text:span></text:span><text:span text:style-name="Strong_20_Emphasis"><text:span text:style-name="T110">,</text:span></text:span><text:span text:style-name="Strong_20_Emphasis"><text:span text:style-name="T46"> </text:span></text:span><text:span text:style-name="Strong_20_Emphasis"><text:span text:style-name="T151">Welke naam wil je gebruiken om in te loggen?</text:span></text:span><text:span text:style-name="Strong_20_Emphasis"><text:span text:style-name="T46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2">, </text:span></text:span><text:span text:style-name="Strong_20_Emphasis"><text:span text:style-name="T152">Wat is de </text:span></text:span><text:span text:style-name="Strong_20_Emphasis"><text:span text:style-name="T151">naam van deze </text:span></text:span><text:span text:style-name="Strong_20_Emphasis"><text:span text:style-name="T152">computer</text:span></text:span><text:span text:style-name="Strong_20_Emphasis"><text:span text:style-name="T47"> </text:span></text:span><text:span text:style-name="Definition"><text:span text:style-name="T13">computernaam</text:span></text:span><text:span text:style-name="Strong_20_Emphasis"><text:span text:style-name="T45">, </text:span></text:span><text:span text:style-name="Strong_20_Emphasis"><text:span text:style-name="T46">v</text:span></text:span><text:span text:style-name="Strong_20_Emphasis"><text:span text:style-name="T45">ul </text:span></text:span><text:span text:style-name="Strong_20_Emphasis"><text:span text:style-name="T48">tweemaal het wachtwoord </text:span></text:span><text:span text:style-name="Strong_20_Emphasis"><text:span text:style-name="T45">in</text:span></text:span><text:span text:style-name="Strong_20_Emphasis"><text:span text:style-name="T131">,</text:span></text:span><text:span text:style-name="Strong_20_Emphasis"><text:span text:style-name="T45"> </text:span></text:span><text:span text:style-name="Strong_20_Emphasis"><text:span text:style-name="T49">en </text:span></text:span><text:span text:style-name="Strong_20_Emphasis"><text:span text:style-name="T45">kl</text:span></text:span><text:span text:style-name="Strong_20_Emphasis"><text:span text:style-name="T39">ik op </text:span></text:span><text:span text:style-name="Strong_20_Emphasis"><text:span text:style-name="T155">V</text:span></text:span><text:span text:style-name="Strong_20_Emphasis"><text:span text:style-name="T156">olgende</text:span></text:span><text:span text:style-name="Strong_20_Emphasis"><text:span text:style-name="T39">.</text:span></text:span></text:p>
          </table:table-cell>
        </table:table-row>
        <table:table-row table:style-name="TableLine94611291076896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611291077520">
          <table:table-cell table:style-name="_32_._5f_Installatie_5f_uitvoeren.A1" office:value-type="string">
            <text:p text:style-name="P58"><text:span text:style-name="Strong_20_Emphasis"><text:span text:style-name="T60"><text:s/></text:span></text:span><text:span text:style-name="Strong_20_Emphasis"><text:span text:style-name="T113"><draw:control text:anchor-type="as-char" draw:z-index="4" draw:name="Vorm14" draw:style-name="gr1" draw:text-style-name="P102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61"><text:span text:style-name="Strong_20_Emphasis"><text:span text:style-name="T50">Bij </text:span></text:span><text:span text:style-name="Strong_20_Emphasis"><text:span text:style-name="T172">Samenvatting</text:span></text:span><text:span text:style-name="Strong_20_Emphasis"><text:span text:style-name="T128"> </text:span></text:span><text:span text:style-name="Strong_20_Emphasis"><text:span text:style-name="T129">controleer het overzicht en</text:span></text:span><text:span text:style-name="Strong_20_Emphasis"><text:span text:style-name="T49"> </text:span></text:span><text:span text:style-name="Strong_20_Emphasis"><text:span text:style-name="T45">kl</text:span></text:span><text:span text:style-name="Strong_20_Emphasis"><text:span text:style-name="T39">ik op </text:span></text:span><text:span text:style-name="Strong_20_Emphasis"><text:span text:style-name="T157">Installeer</text:span></text:span><text:span text:style-name="Strong_20_Emphasis"><text:span text:style-name="T39">.</text:span></text:span></text:p>
          </table:table-cell>
        </table:table-row>
      </table:table>
      <text:p text:style-name="P52"><text:span text:style-name="Strong_20_Emphasis"><text:span text:style-name="T126"/></text:span></text:p>
      <text:list xml:id="list101532687266579" text:continue-numbering="true" text:style-name="L1">
        <text:list-item>
          <text:p text:style-name="P101"><text:span text:style-name="Strong_20_Emphasis"><text:span text:style-name="T173">Installatie </text:span></text:span><text:span text:style-name="Strong_20_Emphasis"><text:span text:style-name="T174">afronden</text:span></text:span></text:p>
        </text:list-item>
      </text:list>
      <text:p text:style-name="P54"><text:span text:style-name="Strong_20_Emphasis"><text:span text:style-name="T5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611290995664">
          <table:table-cell table:style-name="_33_._5f_Installatie_5f_afronden.A1" office:value-type="string">
            <text:p text:style-name="P59"><text:span text:style-name="Strong_20_Emphasis"><text:span text:style-name="T60"><text:s/></text:span></text:span><text:span text:style-name="Strong_20_Emphasis"><text:span text:style-name="T113"><draw:control text:anchor-type="as-char" draw:z-index="5" draw:name="Vorm22" draw:style-name="gr1" draw:text-style-name="P102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7"><text:span text:style-name="Strong_20_Emphasis"><text:span text:style-name="T51">Aanmelden als </text:span></text:span><text:span text:style-name="Definition"><text:span text:style-name="T13">gebruiker</text:span></text:span><text:span text:style-name="Strong_20_Emphasis"><text:span text:style-name="T51">.</text:span></text:span></text:p>
          </table:table-cell>
        </table:table-row>
        <table:table-row table:style-name="TableLine94611291191744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611291272480">
          <table:table-cell table:style-name="_33_._5f_Installatie_5f_afronden.A1" office:value-type="string">
            <text:p text:style-name="P59"><text:span text:style-name="Strong_20_Emphasis"><text:span text:style-name="T60"><text:s/></text:span></text:span><text:span text:style-name="Strong_20_Emphasis"><text:span text:style-name="T113"><draw:control text:anchor-type="as-char" draw:z-index="6" draw:name="Vorm23" draw:style-name="gr1" draw:text-style-name="P102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8"><text:span text:style-name="Strong_20_Emphasis"><text:span text:style-name="T52">Voeg </text:span></text:span><text:span text:style-name="Strong_20_Emphasis"><text:span text:style-name="T53">eventuele </text:span></text:span><text:span text:style-name="Strong_20_Emphasis"><text:span text:style-name="T54">extra </text:span></text:span><text:span text:style-name="Strong_20_Emphasis"><text:span text:style-name="T153">Standaard</text:span></text:span><text:span text:style-name="Strong_20_Emphasis"><text:span text:style-name="T57"> of </text:span></text:span><text:span text:style-name="Strong_20_Emphasis"><text:span text:style-name="T153">Beheerder</text:span></text:span><text:span text:style-name="Strong_20_Emphasis"><text:span text:style-name="T54"> </text:span></text:span><text:span text:style-name="Definition"><text:span text:style-name="T24">gebruiker</text:span></text:span><text:span text:style-name="Strong_20_Emphasis"><text:span text:style-name="T127">s </text:span></text:span><text:span text:style-name="Strong_20_Emphasis"><text:span text:style-name="T125">toe </text:span></text:span><text:span text:style-name="Strong_20_Emphasis"><text:span text:style-name="T62">via </text:span></text:span><text:span text:style-name="Strong_20_Emphasis"><text:span text:style-name="T64">een </text:span></text:span><text:span text:style-name="Strong_20_Emphasis"><text:span text:style-name="T65">druk op de </text:span></text:span><text:span text:style-name="Strong_20_Emphasis"><text:span text:style-name="T79">Super</text:span></text:span><text:span text:style-name="Strong_20_Emphasis"><text:span text:style-name="T65">-toets</text:span></text:span><text:span text:style-name="Strong_20_Emphasis"><text:span text:style-name="T65"><text:note text:id="ftn8" text:note-class="footnote"><text:note-citation>1</text:note-citation><text:note-body><text:p text:style-name="P24"><text:span text:style-name="T275">De </text:span><text:span text:style-name="T276">Super</text:span><text:span text:style-name="T275">-toets is de Windows</text:span><text:span text:style-name="T277">-</text:span><text:span text:style-name="T278">toets</text:span><text:span text:style-name="T275">, </text:span><text:span text:style-name="T277">C</text:span><text:span text:style-name="T275">ommand-</text:span><text:span text:style-name="T278">toets</text:span><text:span text:style-name="T275">, of </text:span><text:span text:style-name="T277">V</text:span><text:span text:style-name="T275">ergrootglas-toets.</text:span></text:p></text:note-body></text:note></text:span></text:span><text:span text:style-name="Strong_20_Emphasis"><text:span text:style-name="T64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41">geb</text:span></text:span><text:span text:style-name="Strong_20_Emphasis"><text:span text:style-name="T142">r</text:span></text:span><text:span text:style-name="Strong_20_Emphasis"><text:span text:style-name="T65"> </text:span></text:span><text:span text:style-name="Strong_20_Emphasis"><text:span text:style-name="T69">e</text:span></text:span><text:span text:style-name="Strong_20_Emphasis"><text:span text:style-name="T62">n </text:span></text:span><text:span text:style-name="Strong_20_Emphasis"><text:span text:style-name="T70">k</text:span></text:span><text:span text:style-name="Strong_20_Emphasis"><text:span text:style-name="T62">lik </text:span></text:span><text:span text:style-name="Strong_20_Emphasis"><text:span text:style-name="T91">bij </text:span></text:span><text:span text:style-name="Strong_20_Emphasis"><text:span text:style-name="T158">Instellingen </text:span></text:span><text:span text:style-name="Strong_20_Emphasis"><text:span text:style-name="T92">rechts o</text:span></text:span><text:span text:style-name="Strong_20_Emphasis"><text:span text:style-name="T62">p </text:span></text:span><text:span text:style-name="Strong_20_Emphasis"><text:span text:style-name="T159">Gebruikers</text:span></text:span><text:span text:style-name="Strong_20_Emphasis"><text:span text:style-name="T93">.</text:span></text:span></text:p>
          </table:table-cell>
        </table:table-row>
        <table:table-row table:style-name="TableLine94611291272768"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76"><text:span text:style-name="Strong_20_Emphasis"><text:span text:style-name="T122">Klik links</text:span></text:span><text:span text:style-name="Strong_20_Emphasis"><text:span text:style-name="T132"> </text:span></text:span><text:span text:style-name="Strong_20_Emphasis"><text:span text:style-name="T94">op </text:span></text:span><text:span text:style-name="Strong_20_Emphasis"><text:span text:style-name="T143">Ontgrendelen</text:span></text:span><text:span text:style-name="Strong_20_Emphasis"><text:span text:style-name="T94"> </text:span></text:span><text:span text:style-name="Strong_20_Emphasis"><text:span text:style-name="T95">en daarna op </text:span></text:span><text:span text:style-name="Strong_20_Emphasis"><text:span text:style-name="T165">Gebruik</text:span></text:span><text:span text:style-name="Strong_20_Emphasis"><text:span text:style-name="T166">er</text:span></text:span><text:span text:style-name="Strong_20_Emphasis"><text:span text:style-name="T165"> toevoegen</text:span></text:span><text:span text:style-name="Strong_20_Emphasis"><text:span text:style-name="T95">.</text:span></text:span></text:p>
          </table:table-cell>
        </table:table-row>
        <table:table-row table:style-name="TableLine94611291273056"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76"><text:span text:style-name="Strong_20_Emphasis"><text:span text:style-name="T132">Sluit </text:span></text:span><text:span text:style-name="Strong_20_Emphasis"><text:span text:style-name="T165">Gebruiker toevoegen</text:span></text:span><text:span text:style-name="Strong_20_Emphasis"><text:span text:style-name="T95">.</text:span></text:span></text:p>
          </table:table-cell>
        </table:table-row>
        <table:table-row table:style-name="TableLine94611291273344"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611291273632">
          <table:table-cell table:style-name="_33_._5f_Installatie_5f_afronden.A1" office:value-type="string">
            <text:p text:style-name="P58"><text:span text:style-name="Strong_20_Emphasis"><text:span text:style-name="T60"><text:s/></text:span></text:span><text:span text:style-name="Strong_20_Emphasis"><text:span text:style-name="T113"><draw:control text:anchor-type="as-char" draw:z-index="14" draw:name="Vorm4_1" draw:style-name="gr1" draw:text-style-name="P102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94"><text:span text:style-name="Strong_20_Emphasis"><text:span text:style-name="T60">Installeer </text:span></text:span><text:span text:style-name="Strong_20_Emphasis"><text:span text:style-name="T109">pakket kz</text:span></text:span><text:span text:style-name="Strong_20_Emphasis"><text:span text:style-name="T109"><text:note text:id="ftn9" text:note-class="footnote"><text:note-citation>2</text:note-citation><text:note-body><text:p text:style-name="P96"><text:span text:style-name="T365">Debian-</text:span><text:span text:style-name="T366">p</text:span>akket kz plaatst documenten en scripts van Karel Zimmer <text:span text:style-name="T364">(zie </text:span><text:a xlink:type="simple" xlink:href="https://karelzimmer.nl/" text:style-name="Internet_20_link" text:visited-style-name="Visited_20_Internet_20_Link"><text:span text:style-name="Strong_20_Emphasis"><text:span text:style-name="T353">karelzimmer.nl</text:span></text:span></text:a><text:span text:style-name="Strong_20_Emphasis"><text:span text:style-name="T248">) </text:span></text:span>voor het installeren en beheren van <text:span text:style-name="T363">Debian</text:span> <text:span text:style-name="T363">GNU/</text:span>Linux.</text:p></text:note-body></text:note></text:span></text:span><text:span text:style-name="Strong_20_Emphasis"><text:span text:style-name="T109"> </text:span></text:span><text:span text:style-name="Strong_20_Emphasis"><text:span text:style-name="T62">via </text:span></text:span><text:span text:style-name="Strong_20_Emphasis"><text:span text:style-name="T64">een </text:span></text:span><text:span text:style-name="Strong_20_Emphasis"><text:span text:style-name="T65">druk op de </text:span></text:span><text:span text:style-name="Strong_20_Emphasis"><text:span text:style-name="T79">Super</text:span></text:span><text:span text:style-name="Strong_20_Emphasis"><text:span text:style-name="T65">-toets</text:span></text:span><text:span text:style-name="Strong_20_Emphasis"><text:span text:style-name="T35"><text:note-ref text:note-class="footnote" text:reference-format="text" text:ref-name="ftn8">1</text:note-ref></text:span></text:span><text:span text:style-name="Strong_20_Emphasis"><text:span text:style-name="T64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34">ter</text:span></text:span><text:span text:style-name="Strong_20_Emphasis"><text:span text:style-name="T135">m</text:span></text:span><text:span text:style-name="Strong_20_Emphasis"><text:span text:style-name="T68"> </text:span></text:span><text:span text:style-name="Strong_20_Emphasis"><text:span text:style-name="T69">e</text:span></text:span><text:span text:style-name="Strong_20_Emphasis"><text:span text:style-name="T62">n </text:span></text:span><text:span text:style-name="Strong_20_Emphasis"><text:span text:style-name="T70">k</text:span></text:span><text:span text:style-name="Strong_20_Emphasis"><text:span text:style-name="T62">lik op het pictogram van </text:span></text:span><text:span text:style-name="Strong_20_Emphasis"><text:span text:style-name="T136">Terminalvenster</text:span></text:span><text:span text:style-name="Strong_20_Emphasis"><text:span text:style-name="T68">. </text:span></text:span></text:p>
          </table:table-cell>
        </table:table-row>
        <table:table-row table:style-name="TableLine94611291273920">
          <table:table-cell table:style-name="_33_._5f_Installatie_5f_afronden.A1" office:value-type="string">
            <text:p text:style-name="P62"><text:span text:style-name="Strong_20_Emphasis"><text:span text:style-name="T60"/></text:span></text:p>
          </table:table-cell>
          <table:table-cell table:style-name="_33_._5f_Installatie_5f_afronden.A1" office:value-type="string">
            <text:p text:style-name="P65"><text:span text:style-name="T4">Typ</text:span><text:span text:style-name="Strong_20_Emphasis"><text:span text:style-name="T72">, of </text:span></text:span><text:span text:style-name="Strong_20_Emphasis"><text:span text:style-name="T68">kopieer en plak, de</text:span></text:span><text:span text:style-name="Strong_20_Emphasis"><text:span text:style-name="T96">z</text:span></text:span><text:span text:style-name="Strong_20_Emphasis"><text:span text:style-name="T97">e</text:span></text:span><text:span text:style-name="Strong_20_Emphasis"><text:span text:style-name="T68"> </text:span></text:span><text:span text:style-name="Strong_20_Emphasis"><text:span text:style-name="T74">drie </text:span></text:span><text:span text:style-name="Strong_20_Emphasis"><text:span text:style-name="T68">opdrachten, ieder gevolgd door de </text:span></text:span><text:span text:style-name="Strong_20_Emphasis"><text:span text:style-name="T63">Enter</text:span></text:span><text:span text:style-name="Strong_20_Emphasis"><text:span text:style-name="T62">-toets:<text:line-break/></text:span></text:span><text:span text:style-name="User_20_Entry"><text:span text:style-name="T31">sudo</text:span></text:span><text:span text:style-name="User_20_Entry"><text:span text:style-name="T32"> </text:span></text:span><text:span text:style-name="User_20_Entry"><text:span text:style-name="T31">apt install wget</text:span></text:span><text:span text:style-name="User_20_Entry"><text:span text:style-name="T32"><text:line-break/>wget karelzimmer.nl/</text:span></text:span><text:span text:style-name="User_20_Entry"><text:span text:style-name="T33">kz</text:span></text:span><text:span text:style-name="User_20_Entry"><text:span text:style-name="T32"><text:line-break/>bash </text:span></text:span><text:span text:style-name="User_20_Entry"><text:span text:style-name="T33">kz</text:span></text:span></text:p>
          </table:table-cell>
        </table:table-row>
        <table:table-row table:style-name="TableLine94611291274208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9"><text:span text:style-name="Strong_20_Emphasis"><text:span text:style-name="T74">V</text:span></text:span><text:span text:style-name="Strong_20_Emphasis"><text:span text:style-name="T75">olg </text:span></text:span><text:span text:style-name="Strong_20_Emphasis"><text:span text:style-name="T76">de aanwijzingen op het scherm.</text:span></text:span></text:p>
          </table:table-cell>
        </table:table-row>
        <table:table-row table:style-name="TableLine94611291274496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611291274784">
          <table:table-cell table:style-name="_33_._5f_Installatie_5f_afronden.A1" office:value-type="string">
            <text:p text:style-name="P59"><text:span text:style-name="Strong_20_Emphasis"><text:span text:style-name="T60"><text:s/></text:span></text:span><text:span text:style-name="Strong_20_Emphasis"><text:span text:style-name="T113"><draw:control text:anchor-type="as-char" draw:z-index="7" draw:name="Vorm33" draw:style-name="gr1" draw:text-style-name="P102" svg:width="0.35cm" svg:height="0.35cm" draw:control="control8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98">Rond de</text:span></text:span><text:span text:style-name="Strong_20_Emphasis"><text:span text:style-name="T99"> installatie </text:span></text:span><text:span text:style-name="Strong_20_Emphasis"><text:span text:style-name="T98">af</text:span></text:span><text:span text:style-name="Strong_20_Emphasis"><text:span text:style-name="T98"><text:note text:id="ftn10" text:note-class="footnote"><text:note-citation>3</text:note-citation><text:note-body><text:p text:style-name="P90">De installatie kan <text:span text:style-name="T361">ge</text:span>controle<text:span text:style-name="T361">e</text:span>r<text:span text:style-name="T361">d worden </text:span>op volledigheid met <text:span text:style-name="T362">bestand</text:span> <text:span text:style-name="T347">Persoonlijke map / kz / Apps</text:span>.</text:p></text:note-body></text:note></text:span></text:span><text:span text:style-name="Strong_20_Emphasis"><text:span text:style-name="T98"> </text:span></text:span><text:span text:style-name="Strong_20_Emphasis"><text:span text:style-name="T62">via </text:span></text:span><text:span text:style-name="Strong_20_Emphasis"><text:span text:style-name="T100">een</text:span></text:span><text:span text:style-name="Strong_20_Emphasis"><text:span text:style-name="T101"> druk</text:span></text:span><text:span text:style-name="Strong_20_Emphasis"><text:span text:style-name="T100"> op</text:span></text:span><text:span text:style-name="Strong_20_Emphasis"><text:span text:style-name="T71"> de </text:span></text:span><text:span text:style-name="Strong_20_Emphasis"><text:span text:style-name="T79">Super</text:span></text:span><text:span text:style-name="Strong_20_Emphasis"><text:span text:style-name="T71">-toets</text:span></text:span><text:span text:style-name="Strong_20_Emphasis"><text:span text:style-name="T35"><text:note-ref text:note-class="footnote" text:reference-format="text" text:ref-name="ftn8">1</text:note-ref></text:span></text:span><text:span text:style-name="Strong_20_Emphasis"><text:span text:style-name="T64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44">men</text:span></text:span><text:span text:style-name="Strong_20_Emphasis"><text:span text:style-name="T138">u</text:span></text:span><text:span text:style-name="Strong_20_Emphasis"><text:span text:style-name="T65"> </text:span></text:span><text:span text:style-name="Strong_20_Emphasis"><text:span text:style-name="T69">e</text:span></text:span><text:span text:style-name="Strong_20_Emphasis"><text:span text:style-name="T62">n </text:span></text:span><text:span text:style-name="Strong_20_Emphasis"><text:span text:style-name="T70">k</text:span></text:span><text:span text:style-name="Strong_20_Emphasis"><text:span text:style-name="T62">lik op het pictogram van </text:span></text:span><text:span text:style-name="Strong_20_Emphasis"><text:span text:style-name="T160">Installatiem</text:span></text:span><text:span text:style-name="Strong_20_Emphasis"><text:span text:style-name="T161">enu</text:span></text:span><text:span text:style-name="Strong_20_Emphasis"><text:span text:style-name="T65">.</text:span></text:span></text:p>
          </table:table-cell>
        </table:table-row>
        <table:table-row table:style-name="TableLine94611291275072">
          <table:table-cell table:style-name="_33_._5f_Installatie_5f_afronden.A1" office:value-type="string">
            <text:p text:style-name="P59"><text:span text:style-name="Strong_20_Emphasis"><text:span text:style-name="T60"/></text:span></text:p>
          </table:table-cell>
          <table:table-cell table:style-name="_33_._5f_Installatie_5f_afronden.A1" office:value-type="string">
            <text:p text:style-name="P77"><text:span text:style-name="Strong_20_Emphasis"><text:span text:style-name="T85">K</text:span></text:span><text:span text:style-name="Strong_20_Emphasis"><text:span text:style-name="T83">ie</text:span></text:span><text:span text:style-name="Strong_20_Emphasis"><text:span text:style-name="T84">s </text:span></text:span><text:span text:style-name="Strong_20_Emphasis"><text:span text:style-name="T167">3 </text:span></text:span><text:span text:style-name="Strong_20_Emphasis"><text:span text:style-name="T168">Installatie</text:span></text:span><text:span text:style-name="Strong_20_Emphasis"><text:span text:style-name="T169"> </text:span></text:span><text:span text:style-name="Strong_20_Emphasis"><text:span text:style-name="T170">afronden</text:span></text:span><text:span text:style-name="Strong_20_Emphasis"><text:span text:style-name="T85"> </text:span></text:span><text:span text:style-name="Strong_20_Emphasis"><text:span text:style-name="T86">en </text:span></text:span><text:span text:style-name="Strong_20_Emphasis"><text:span text:style-name="T102">v</text:span></text:span><text:span text:style-name="Strong_20_Emphasis"><text:span text:style-name="T76">olg de aanwijzingen op het scherm.</text:span></text:span></text:p>
          </table:table-cell>
        </table:table-row>
      </table:table>
      <text:p text:style-name="P54"><text:span text:style-name="Strong_20_Emphasis"><text:span text:style-name="T51"><text:tab/></text:span></text:span></text:p>
      <text:p text:style-name="P55"><text:span text:style-name="Strong_20_Emphasis"><text:span text:style-name="T86"/></text:span></text:p>
      <text:p text:style-name="P56"><text:span text:style-name="Strong_20_Emphasis"><text:span text:style-name="T76"/></text:span></text:p>
      <text:list xml:id="list101532723764281" text:continue-numbering="true" text:style-name="L1">
        <text:list-item>
          <text:p text:style-name="P100"><text:span text:style-name="Strong_20_Emphasis"><text:span text:style-name="T2">Gebruiker inrichten</text:span></text:span></text:p>
        </text:list-item>
      </text:list>
      <text:p text:style-name="P42"/>
      <table:table table:name="Tabel2" table:style-name="Tabel2">
        <table:table-column table:style-name="Tabel2.A"/>
        <table:table-column table:style-name="Tabel2.B"/>
        <table:table-row table:style-name="TableLine94611291275360">
          <table:table-cell table:style-name="Tabel2.A1" office:value-type="string">
            <text:p text:style-name="P74"><text:span text:style-name="Strong_20_Emphasis"><text:span text:style-name="T60"><text:s/></text:span></text:span><text:span text:style-name="Strong_20_Emphasis"><text:span text:style-name="T113"><draw:control text:anchor-type="as-char" draw:z-index="17" draw:name="Vorm36_0" draw:style-name="gr1" draw:text-style-name="P102" svg:width="0.35cm" svg:height="0.35cm" draw:control="control18"/></text:span></text:span></text:p>
          </table:table-cell>
          <table:table-cell table:style-name="Tabel2.A1" office:value-type="string">
            <text:p text:style-name="P47"><text:span text:style-name="Strong_20_Emphasis"><text:span text:style-name="T51">Aanmelden als </text:span></text:span><text:span text:style-name="Definition"><text:span text:style-name="T13">gebruiker</text:span></text:span><text:span text:style-name="Strong_20_Emphasis"><text:span text:style-name="T61"><text:note text:id="ftn11" text:note-class="footnote"><text:note-citation>1</text:note-citation><text:note-body><text:p text:style-name="P82"><text:span text:style-name="User_20_Entry"><text:span text:style-name="T188">E</text:span></text:span><text:span text:style-name="User_20_Entry"><text:span text:style-name="T207">v</text:span></text:span><text:span text:style-name="User_20_Entry"><text:span text:style-name="T208">en</text:span></text:span><text:span text:style-name="User_20_Entry"><text:span text:style-name="T210">t</text:span></text:span><text:span text:style-name="User_20_Entry"><text:span text:style-name="T211">uele </text:span></text:span><text:span text:style-name="User_20_Entry"><text:span text:style-name="T212">extra </text:span></text:span><text:span text:style-name="User_20_Entry"><text:span text:style-name="T215">gebruiker</text:span></text:span><text:span text:style-name="User_20_Entry"><text:span text:style-name="T212">s aanmelden </text:span></text:span><text:span text:style-name="User_20_Entry"><text:span text:style-name="T213">en dezelfde stappen uitvoeren</text:span></text:span><text:span text:style-name="User_20_Entry"><text:span text:style-name="T209">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 table:style-name="TableLine94611291253568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611291249936">
          <table:table-cell table:style-name="Tabel2.A1" office:value-type="string">
            <text:p text:style-name="P78"><text:span text:style-name="Strong_20_Emphasis"><text:span text:style-name="T60"><text:s/></text:span></text:span><text:span text:style-name="Strong_20_Emphasis"><text:span text:style-name="T113"><draw:control text:anchor-type="as-char" draw:z-index="18" draw:name="Vorm36_2" draw:style-name="gr1" draw:text-style-name="P102" svg:width="0.35cm" svg:height="0.35cm" draw:control="control19"/></text:span></text:span></text:p>
          </table:table-cell>
          <table:table-cell table:style-name="Tabel2.A1" office:value-type="string">
            <text:p text:style-name="P46"><text:span text:style-name="Strong_20_Emphasis"><text:span text:style-name="T103">R</text:span></text:span><text:span text:style-name="Strong_20_Emphasis"><text:span text:style-name="T104">icht </text:span></text:span><text:span text:style-name="Strong_20_Emphasis"><text:span text:style-name="T105">de </text:span></text:span><text:span text:style-name="Definition"><text:span text:style-name="T25">gebruiker</text:span></text:span><text:span text:style-name="Strong_20_Emphasis"><text:span text:style-name="T104"> </text:span></text:span><text:span text:style-name="Strong_20_Emphasis"><text:span text:style-name="T106">in </text:span></text:span><text:span text:style-name="Strong_20_Emphasis"><text:span text:style-name="T62">via </text:span></text:span><text:span text:style-name="Strong_20_Emphasis"><text:span text:style-name="T100">een</text:span></text:span><text:span text:style-name="Strong_20_Emphasis"><text:span text:style-name="T101"> druk</text:span></text:span><text:span text:style-name="Strong_20_Emphasis"><text:span text:style-name="T100"> op</text:span></text:span><text:span text:style-name="Strong_20_Emphasis"><text:span text:style-name="T71"> de </text:span></text:span><text:span text:style-name="Strong_20_Emphasis"><text:span text:style-name="T79">Super</text:span></text:span><text:span text:style-name="Strong_20_Emphasis"><text:span text:style-name="T71">-toets</text:span></text:span><text:span text:style-name="Strong_20_Emphasis"><text:span text:style-name="T35"><text:note text:id="ftn12" text:note-class="footnote"><text:note-citation>2</text:note-citation><text:note-body><text:p text:style-name="P25"><text:span text:style-name="T275">D</text:span>e <text:span text:style-name="T356">Super</text:span>-toets <text:span text:style-name="T275">is </text:span>de Windows<text:span text:style-name="T354">-</text:span><text:span text:style-name="T355">toets</text:span>, <text:span text:style-name="T354">C</text:span>ommand-<text:span text:style-name="T355">toets</text:span>, of <text:span text:style-name="T354">V</text:span>ergrootglas-toets.</text:p></text:note-body></text:note></text:span></text:span><text:span text:style-name="Strong_20_Emphasis"><text:span text:style-name="T64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44">men</text:span></text:span><text:span text:style-name="Strong_20_Emphasis"><text:span text:style-name="T138">u</text:span></text:span><text:span text:style-name="Strong_20_Emphasis"><text:span text:style-name="T65"> </text:span></text:span><text:span text:style-name="Strong_20_Emphasis"><text:span text:style-name="T69">e</text:span></text:span><text:span text:style-name="Strong_20_Emphasis"><text:span text:style-name="T62">n </text:span></text:span><text:span text:style-name="Strong_20_Emphasis"><text:span text:style-name="T70">k</text:span></text:span><text:span text:style-name="Strong_20_Emphasis"><text:span text:style-name="T62">lik op het pictogram van </text:span></text:span><text:span text:style-name="Strong_20_Emphasis"><text:span text:style-name="T160">Installatiem</text:span></text:span><text:span text:style-name="Strong_20_Emphasis"><text:span text:style-name="T161">enu</text:span></text:span><text:span text:style-name="Strong_20_Emphasis"><text:span text:style-name="T65">.</text:span></text:span></text:p>
          </table:table-cell>
        </table:table-row>
        <table:table-row table:style-name="TableLine94611291352592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6"><text:span text:style-name="Strong_20_Emphasis"><text:span text:style-name="T85">K</text:span></text:span><text:span text:style-name="Strong_20_Emphasis"><text:span text:style-name="T83">ie</text:span></text:span><text:span text:style-name="Strong_20_Emphasis"><text:span text:style-name="T84">s </text:span></text:span><text:span text:style-name="Strong_20_Emphasis"><text:span text:style-name="T167">4 </text:span></text:span><text:span text:style-name="Strong_20_Emphasis"><text:span text:style-name="T145">Gebruiker inrichten</text:span></text:span><text:span text:style-name="Strong_20_Emphasis"><text:span text:style-name="T85"> </text:span></text:span><text:span text:style-name="Strong_20_Emphasis"><text:span text:style-name="T86">en </text:span></text:span><text:span text:style-name="Strong_20_Emphasis"><text:span text:style-name="T107">v</text:span></text:span><text:span text:style-name="Strong_20_Emphasis"><text:span text:style-name="T76">olg de aanwijzingen op het scherm</text:span></text:span><text:span text:style-name="Strong_20_Emphasis"><text:span text:style-name="T133">.</text:span></text:span></text:p>
          </table:table-cell>
        </table:table-row>
      </table:table>
      <text:p text:style-name="P44"><text:span text:style-name="Strong_20_Emphasis"><text:span text:style-name="T108"/></text:span></text:p>
      <text:p text:style-name="P19"/>
      <text:p text:style-name="P19"/>
      <text:p text:style-name="P81"><text:span text:style-name="T175">E</text:span><text:span text:style-name="T176">inde c</text:span><text:span text:style-name="T177">hecklist, </text:span><text:span text:style-name="T178">d</text:span><text:span text:style-name="T177">e</text:span><text:span text:style-name="T296"> installatie van </text:span><text:span text:style-name="T296"><text:reference-ref text:reference-format="text" text:ref-name="Distributie">Debian</text:reference-ref></text:span><text:span text:style-name="T296"><text:s/></text:span><text:span text:style-name="Strong_20_Emphasis"><text:span text:style-name="T297">GNU/Linux</text:span></text:span><text:span text:style-name="Strong_20_Emphasis"><text:span text:style-name="T296"> </text:span></text:span><text:span text:style-name="T298"><text:reference-ref text:reference-format="text" text:ref-name="Versie">11</text:reference-ref></text:span><text:span text:style-name="Strong_20_Emphasis"><text:span text:style-name="T300"><text:s/></text:span></text:span><text:span text:style-name="Strong_20_Emphasis"><text:span text:style-name="T301">LTS</text:span></text:span><text:span text:style-name="T299"> </text:span><text:span text:style-name="T296"><text:reference-ref text:reference-format="text" text:ref-name="Editie">Desktop</text:reference-ref></text:span><text:span text:style-name="T296"><text:s/>is voltooid.</text:span></text:p>
      <text:p text:style-name="P43"/>
      <text:p text:style-name="P35"><text:span text:style-name="T123">Geschreven</text:span><text:span text:style-name="T55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55">&gt;</text:span><text:span text:style-name="T56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8-16T10:15:32.267746003">16-08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8-16T10:15:32.141345981</dc:date>
    <meta:keyword>Installatie</meta:keyword>
    <meta:keyword>Checklist</meta:keyword>
    <meta:keyword>Linux</meta:keyword>
    <meta:editing-cycles>6606</meta:editing-cycles>
    <meta:editing-duration>P11DT15H27M48S</meta:editing-duration>
    <meta:print-date>2021-03-23T20:07:57.967210640</meta:print-date>
    <dc:creator>Karel Zimmer</dc:creator>
    <meta:document-statistic meta:table-count="4" meta:image-count="0" meta:object-count="0" meta:page-count="4" meta:paragraph-count="87" meta:word-count="781" meta:character-count="5412" meta:non-whitespace-character-count="4658"/>
    <meta:user-defined meta:name="Info 1"/>
    <meta:user-defined meta:name="Info 2"/>
    <meta:user-defined meta:name="Info 3"/>
    <meta:user-defined meta:name="Info 4"/>
  </office:meta>
</office:document-meta>
</file>